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5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39968" calcext:value-type="float">
            <text:p>82.0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5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88152" calcext:value-type="float">
            <text:p>81.9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5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15584" calcext:value-type="float">
            <text:p>82.0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5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25312" calcext:value-type="float">
            <text:p>82.1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5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2836" calcext:value-type="float">
            <text:p>82.1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5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61304" calcext:value-type="float">
            <text:p>82.0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5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46064" calcext:value-type="float">
            <text:p>82.0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5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70448" calcext:value-type="float">
            <text:p>82.0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5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34456" calcext:value-type="float">
            <text:p>82.1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5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5884" calcext:value-type="float">
            <text:p>82.1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5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4172" calcext:value-type="float">
            <text:p>82.3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5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99632" calcext:value-type="float">
            <text:p>82.3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5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35624" calcext:value-type="float">
            <text:p>82.33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5-11-17 21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7512" calcext:value-type="float">
            <text:p>82.8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5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88736" calcext:value-type="float">
            <text:p>82.0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5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9788" calcext:value-type="float">
            <text:p>82.0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5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55792" calcext:value-type="float">
            <text:p>82.1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5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00344" calcext:value-type="float">
            <text:p>82.0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5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912" calcext:value-type="float">
            <text:p>81.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5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09488" calcext:value-type="float">
            <text:p>82.0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5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69864" calcext:value-type="float">
            <text:p>81.9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5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63768" calcext:value-type="float">
            <text:p>81.9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5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85104" calcext:value-type="float">
            <text:p>81.9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5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912" calcext:value-type="float">
            <text:p>81.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5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48528" calcext:value-type="float">
            <text:p>81.9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5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21096" calcext:value-type="float">
            <text:p>81.9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5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27192" calcext:value-type="float">
            <text:p>81.9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5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50992" calcext:value-type="float">
            <text:p>81.8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5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41848" calcext:value-type="float">
            <text:p>81.8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5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388" calcext:value-type="float">
            <text:p>81.8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6928" calcext:value-type="float">
            <text:p>81.8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5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78424" calcext:value-type="float">
            <text:p>81.8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5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17464" calcext:value-type="float">
            <text:p>81.8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5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99176" calcext:value-type="float">
            <text:p>81.7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5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26608" calcext:value-type="float">
            <text:p>81.8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5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75376" calcext:value-type="float">
            <text:p>81.8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5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78424" calcext:value-type="float">
            <text:p>81.8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5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50992" calcext:value-type="float">
            <text:p>81.8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5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02224" calcext:value-type="float">
            <text:p>81.8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5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626" calcext:value-type="float">
            <text:p>81.7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5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3212" calcext:value-type="float">
            <text:p>81.7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5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3212" calcext:value-type="float">
            <text:p>81.7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5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65648" calcext:value-type="float">
            <text:p>81.7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5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56504" calcext:value-type="float">
            <text:p>81.7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5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29072" calcext:value-type="float">
            <text:p>81.7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10784" calcext:value-type="float">
            <text:p>81.7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5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29072" calcext:value-type="float">
            <text:p>81.7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5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1688" calcext:value-type="float">
            <text:p>81.7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5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89448" calcext:value-type="float">
            <text:p>81.6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5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77256" calcext:value-type="float">
            <text:p>81.6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26024" calcext:value-type="float">
            <text:p>81.7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5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1688" calcext:value-type="float">
            <text:p>81.7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5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98592" calcext:value-type="float">
            <text:p>81.6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5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864" calcext:value-type="float">
            <text:p>81.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5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04688" calcext:value-type="float">
            <text:p>81.7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59552" calcext:value-type="float">
            <text:p>81.7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5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86984" calcext:value-type="float">
            <text:p>81.7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5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99176" calcext:value-type="float">
            <text:p>81.7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5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29656" calcext:value-type="float">
            <text:p>81.8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5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81472" calcext:value-type="float">
            <text:p>81.8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93664" calcext:value-type="float">
            <text:p>81.8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5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96712" calcext:value-type="float">
            <text:p>81.8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5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24144" calcext:value-type="float">
            <text:p>81.9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5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72912" calcext:value-type="float">
            <text:p>81.9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5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18632" calcext:value-type="float">
            <text:p>82.0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3692" calcext:value-type="float">
            <text:p>82.0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5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46064" calcext:value-type="float">
            <text:p>82.0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5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10072" calcext:value-type="float">
            <text:p>82.11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5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53328" calcext:value-type="float">
            <text:p>82.25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5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198" calcext:value-type="float">
            <text:p>82.2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7408" calcext:value-type="float">
            <text:p>82.1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5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5884" calcext:value-type="float">
            <text:p>82.1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5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83224" calcext:value-type="float">
            <text:p>82.1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5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8932" calcext:value-type="float">
            <text:p>82.1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5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95416" calcext:value-type="float">
            <text:p>82.1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5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71032" calcext:value-type="float">
            <text:p>82.1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40552" calcext:value-type="float">
            <text:p>82.1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5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37504" calcext:value-type="float">
            <text:p>82.1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5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37504" calcext:value-type="float">
            <text:p>82.1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5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64936" calcext:value-type="float">
            <text:p>82.1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5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55792" calcext:value-type="float">
            <text:p>82.1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31408" calcext:value-type="float">
            <text:p>82.1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5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25312" calcext:value-type="float">
            <text:p>82.1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5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25312" calcext:value-type="float">
            <text:p>82.1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5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03976" calcext:value-type="float">
            <text:p>82.1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5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388" calcext:value-type="float">
            <text:p>81.8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91784" calcext:value-type="float">
            <text:p>82.0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5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9788" calcext:value-type="float">
            <text:p>82.0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5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76544" calcext:value-type="float">
            <text:p>82.0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5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70448" calcext:value-type="float">
            <text:p>82.0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5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79592" calcext:value-type="float">
            <text:p>82.0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8264" calcext:value-type="float">
            <text:p>82.0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5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61304" calcext:value-type="float">
            <text:p>82.0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5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64352" calcext:value-type="float">
            <text:p>82.0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5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79592" calcext:value-type="float">
            <text:p>82.0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5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73496" calcext:value-type="float">
            <text:p>82.0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76544" calcext:value-type="float">
            <text:p>82.0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5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85688" calcext:value-type="float">
            <text:p>82.0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5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00928" calcext:value-type="float">
            <text:p>82.1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5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37504" calcext:value-type="float">
            <text:p>82.1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5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67984" calcext:value-type="float">
            <text:p>82.1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55792" calcext:value-type="float">
            <text:p>82.1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5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19216" calcext:value-type="float">
            <text:p>82.1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5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2836" calcext:value-type="float">
            <text:p>82.1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5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95416" calcext:value-type="float">
            <text:p>82.1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5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28944" calcext:value-type="float">
            <text:p>82.22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5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16752" calcext:value-type="float">
            <text:p>82.2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38088" calcext:value-type="float">
            <text:p>82.23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5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83808" calcext:value-type="float">
            <text:p>82.2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5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23432" calcext:value-type="float">
            <text:p>82.32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5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50864" calcext:value-type="float">
            <text:p>82.35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5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44768" calcext:value-type="float">
            <text:p>82.34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60008" calcext:value-type="float">
            <text:p>82.36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5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24016" calcext:value-type="float">
            <text:p>82.42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5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81928" calcext:value-type="float">
            <text:p>82.48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5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15456" calcext:value-type="float">
            <text:p>82.5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5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67272" calcext:value-type="float">
            <text:p>82.56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34328" calcext:value-type="float">
            <text:p>82.63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5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0748" calcext:value-type="float">
            <text:p>82.70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5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80632" calcext:value-type="float">
            <text:p>82.78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5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35496" calcext:value-type="float">
            <text:p>82.83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5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99504" calcext:value-type="float">
            <text:p>82.8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21424" calcext:value-type="float">
            <text:p>83.0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5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73824" calcext:value-type="float">
            <text:p>83.1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5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19544" calcext:value-type="float">
            <text:p>83.21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5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19544" calcext:value-type="float">
            <text:p>83.21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5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16496" calcext:value-type="float">
            <text:p>83.2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16496" calcext:value-type="float">
            <text:p>83.2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5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37832" calcext:value-type="float">
            <text:p>83.2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5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53656" calcext:value-type="float">
            <text:p>83.3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5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5236" calcext:value-type="float">
            <text:p>83.6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5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5904" calcext:value-type="float">
            <text:p>83.7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65136" calcext:value-type="float">
            <text:p>83.7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5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77328" calcext:value-type="float">
            <text:p>83.7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5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95616" calcext:value-type="float">
            <text:p>83.7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5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10856" calcext:value-type="float">
            <text:p>83.8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5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29144" calcext:value-type="float">
            <text:p>83.8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10856" calcext:value-type="float">
            <text:p>83.8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5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07808" calcext:value-type="float">
            <text:p>83.8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5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26096" calcext:value-type="float">
            <text:p>83.8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5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3524" calcext:value-type="float">
            <text:p>83.8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5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41336" calcext:value-type="float">
            <text:p>83.8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6572" calcext:value-type="float">
            <text:p>83.8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5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962" calcext:value-type="float">
            <text:p>83.8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5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99248" calcext:value-type="float">
            <text:p>83.8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5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99248" calcext:value-type="float">
            <text:p>83.8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5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93152" calcext:value-type="float">
            <text:p>83.8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14488" calcext:value-type="float">
            <text:p>83.9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5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38872" calcext:value-type="float">
            <text:p>83.9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5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962" calcext:value-type="float">
            <text:p>83.8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5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99248" calcext:value-type="float">
            <text:p>83.8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5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32776" calcext:value-type="float">
            <text:p>83.9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51064" calcext:value-type="float">
            <text:p>83.9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5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66304" calcext:value-type="float">
            <text:p>83.9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5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51064" calcext:value-type="float">
            <text:p>83.9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5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48016" calcext:value-type="float">
            <text:p>83.9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5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99832" calcext:value-type="float">
            <text:p>83.9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21752" calcext:value-type="float">
            <text:p>84.1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5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00416" calcext:value-type="float">
            <text:p>84.1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5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00416" calcext:value-type="float">
            <text:p>84.1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5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12608" calcext:value-type="float">
            <text:p>84.1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5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27848" calcext:value-type="float">
            <text:p>84.1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30896" calcext:value-type="float">
            <text:p>84.1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5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46136" calcext:value-type="float">
            <text:p>84.14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5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46136" calcext:value-type="float">
            <text:p>84.14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5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64424" calcext:value-type="float">
            <text:p>84.16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5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64424" calcext:value-type="float">
            <text:p>84.16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5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88808" calcext:value-type="float">
            <text:p>84.1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1624" calcext:value-type="float">
            <text:p>84.2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5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04048" calcext:value-type="float">
            <text:p>84.2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5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04048" calcext:value-type="float">
            <text:p>84.2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5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1624" calcext:value-type="float">
            <text:p>84.2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5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58328" calcext:value-type="float">
            <text:p>84.1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64424" calcext:value-type="float">
            <text:p>84.16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5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64424" calcext:value-type="float">
            <text:p>84.16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5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7052" calcext:value-type="float">
            <text:p>84.1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5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73568" calcext:value-type="float">
            <text:p>84.1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5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8576" calcext:value-type="float">
            <text:p>84.1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49184" calcext:value-type="float">
            <text:p>84.1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5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03464" calcext:value-type="float">
            <text:p>84.1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5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15656" calcext:value-type="float">
            <text:p>84.1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5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49184" calcext:value-type="float">
            <text:p>84.1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5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52232" calcext:value-type="float">
            <text:p>84.1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0956" calcext:value-type="float">
            <text:p>84.1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5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88224" calcext:value-type="float">
            <text:p>84.0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5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88224" calcext:value-type="float">
            <text:p>84.0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5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00416" calcext:value-type="float">
            <text:p>84.1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5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58328" calcext:value-type="float">
            <text:p>84.1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76616" calcext:value-type="float">
            <text:p>84.1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5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8576" calcext:value-type="float">
            <text:p>84.1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5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79664" calcext:value-type="float">
            <text:p>84.1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5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43088" calcext:value-type="float">
            <text:p>84.1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5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6384" calcext:value-type="float">
            <text:p>84.0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76032" calcext:value-type="float">
            <text:p>84.0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5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97368" calcext:value-type="float">
            <text:p>84.0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5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46136" calcext:value-type="float">
            <text:p>84.14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5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18704" calcext:value-type="float">
            <text:p>84.1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00416" calcext:value-type="float">
            <text:p>84.1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91272" calcext:value-type="float">
            <text:p>84.09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5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97368" calcext:value-type="float">
            <text:p>84.0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5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06512" calcext:value-type="float">
            <text:p>84.1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5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15656" calcext:value-type="float">
            <text:p>84.1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5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27848" calcext:value-type="float">
            <text:p>84.1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21752" calcext:value-type="float">
            <text:p>84.1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5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0956" calcext:value-type="float">
            <text:p>84.1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5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00416" calcext:value-type="float">
            <text:p>84.1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5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00416" calcext:value-type="float">
            <text:p>84.1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15656" calcext:value-type="float">
            <text:p>84.1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06512" calcext:value-type="float">
            <text:p>84.1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5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76032" calcext:value-type="float">
            <text:p>84.0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5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7908" calcext:value-type="float">
            <text:p>84.0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69936" calcext:value-type="float">
            <text:p>84.06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03464" calcext:value-type="float">
            <text:p>84.1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64424" calcext:value-type="float">
            <text:p>84.16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248" calcext:value-type="float">
            <text:p>84.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03464" calcext:value-type="float">
            <text:p>84.1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5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0956" calcext:value-type="float">
            <text:p>84.1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5-04-11 15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5528" calcext:value-type="float">
            <text:p>84.1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30896" calcext:value-type="float">
            <text:p>84.1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0956" calcext:value-type="float">
            <text:p>84.1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4004" calcext:value-type="float">
            <text:p>84.1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248" calcext:value-type="float">
            <text:p>84.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5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43088" calcext:value-type="float">
            <text:p>84.1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82128" calcext:value-type="float">
            <text:p>84.0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5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36408" calcext:value-type="float">
            <text:p>84.0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12024" calcext:value-type="float">
            <text:p>84.0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63256" calcext:value-type="float">
            <text:p>83.9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63256" calcext:value-type="float">
            <text:p>83.9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51648" calcext:value-type="float">
            <text:p>84.05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5716" calcext:value-type="float">
            <text:p>83.9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5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1812" calcext:value-type="float">
            <text:p>84.0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36408" calcext:value-type="float">
            <text:p>84.0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72984" calcext:value-type="float">
            <text:p>84.0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97368" calcext:value-type="float">
            <text:p>84.0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12608" calcext:value-type="float">
            <text:p>84.1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9432" calcext:value-type="float">
            <text:p>84.0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51648" calcext:value-type="float">
            <text:p>84.05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5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42504" calcext:value-type="float">
            <text:p>84.04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60792" calcext:value-type="float">
            <text:p>84.0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18704" calcext:value-type="float">
            <text:p>84.1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42504" calcext:value-type="float">
            <text:p>84.04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99832" calcext:value-type="float">
            <text:p>83.9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9432" calcext:value-type="float">
            <text:p>84.0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5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82128" calcext:value-type="float">
            <text:p>84.0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81544" calcext:value-type="float">
            <text:p>83.9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5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60208" calcext:value-type="float">
            <text:p>83.9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93736" calcext:value-type="float">
            <text:p>83.9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08976" calcext:value-type="float">
            <text:p>84.0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05928" calcext:value-type="float">
            <text:p>84.0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39456" calcext:value-type="float">
            <text:p>84.0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5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85176" calcext:value-type="float">
            <text:p>84.0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5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75448" calcext:value-type="float">
            <text:p>83.9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5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66304" calcext:value-type="float">
            <text:p>83.9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5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69352" calcext:value-type="float">
            <text:p>83.9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5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27264" calcext:value-type="float">
            <text:p>84.0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5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84008" calcext:value-type="float">
            <text:p>83.8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5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90104" calcext:value-type="float">
            <text:p>83.8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5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69352" calcext:value-type="float">
            <text:p>83.9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5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96784" calcext:value-type="float">
            <text:p>83.9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5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99832" calcext:value-type="float">
            <text:p>83.9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5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24216" calcext:value-type="float">
            <text:p>84.0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5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48016" calcext:value-type="float">
            <text:p>83.9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5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4192" calcext:value-type="float">
            <text:p>83.9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5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66304" calcext:value-type="float">
            <text:p>83.9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5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84592" calcext:value-type="float">
            <text:p>83.9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5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3336" calcext:value-type="float">
            <text:p>84.0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5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82128" calcext:value-type="float">
            <text:p>84.0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5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85176" calcext:value-type="float">
            <text:p>84.0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5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7908" calcext:value-type="float">
            <text:p>84.0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5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75448" calcext:value-type="float">
            <text:p>83.9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5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8764" calcext:value-type="float">
            <text:p>83.9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5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21168" calcext:value-type="float">
            <text:p>84.0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32776" calcext:value-type="float">
            <text:p>83.9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5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724" calcext:value-type="float">
            <text:p>83.9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5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0288" calcext:value-type="float">
            <text:p>84.0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5-02-12 23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44968" calcext:value-type="float">
            <text:p>83.94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5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77912" calcext:value-type="float">
            <text:p>83.8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5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90104" calcext:value-type="float">
            <text:p>83.8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78496" calcext:value-type="float">
            <text:p>83.9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5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84592" calcext:value-type="float">
            <text:p>83.9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5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48016" calcext:value-type="float">
            <text:p>83.9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5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51064" calcext:value-type="float">
            <text:p>83.9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5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4192" calcext:value-type="float">
            <text:p>83.9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35824" calcext:value-type="float">
            <text:p>83.9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5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60208" calcext:value-type="float">
            <text:p>83.9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5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44968" calcext:value-type="float">
            <text:p>83.94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5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44968" calcext:value-type="float">
            <text:p>83.94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5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63256" calcext:value-type="float">
            <text:p>83.9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5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60208" calcext:value-type="float">
            <text:p>83.9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99248" calcext:value-type="float">
            <text:p>83.8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5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93152" calcext:value-type="float">
            <text:p>83.8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5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1144" calcext:value-type="float">
            <text:p>83.9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5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44968" calcext:value-type="float">
            <text:p>83.94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5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35824" calcext:value-type="float">
            <text:p>83.9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05344" calcext:value-type="float">
            <text:p>83.9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5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48016" calcext:value-type="float">
            <text:p>83.9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5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8764" calcext:value-type="float">
            <text:p>83.9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5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38872" calcext:value-type="float">
            <text:p>83.9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5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24216" calcext:value-type="float">
            <text:p>84.0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51064" calcext:value-type="float">
            <text:p>83.9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5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75448" calcext:value-type="float">
            <text:p>83.9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5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59624" calcext:value-type="float">
            <text:p>83.8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5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13904" calcext:value-type="float">
            <text:p>83.8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2668" calcext:value-type="float">
            <text:p>83.9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8764" calcext:value-type="float">
            <text:p>83.9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5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63256" calcext:value-type="float">
            <text:p>83.9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5716" calcext:value-type="float">
            <text:p>83.9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5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3524" calcext:value-type="float">
            <text:p>83.8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5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3524" calcext:value-type="float">
            <text:p>83.8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962" calcext:value-type="float">
            <text:p>83.8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5048" calcext:value-type="float">
            <text:p>83.8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54112" calcext:value-type="float">
            <text:p>83.9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724" calcext:value-type="float">
            <text:p>83.9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724" calcext:value-type="float">
            <text:p>83.9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47432" calcext:value-type="float">
            <text:p>83.8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5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6572" calcext:value-type="float">
            <text:p>83.8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5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5716" calcext:value-type="float">
            <text:p>83.9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5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4192" calcext:value-type="float">
            <text:p>83.9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5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38872" calcext:value-type="float">
            <text:p>83.9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4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59624" calcext:value-type="float">
            <text:p>83.8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4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2" calcext:value-type="float">
            <text:p>83.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4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56576" calcext:value-type="float">
            <text:p>83.8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4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98664" calcext:value-type="float">
            <text:p>83.7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4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07808" calcext:value-type="float">
            <text:p>83.8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4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10856" calcext:value-type="float">
            <text:p>83.8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4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0476" calcext:value-type="float">
            <text:p>83.8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4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47432" calcext:value-type="float">
            <text:p>83.8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4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47432" calcext:value-type="float">
            <text:p>83.8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4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6572" calcext:value-type="float">
            <text:p>83.8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4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90104" calcext:value-type="float">
            <text:p>83.8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4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17536" calcext:value-type="float">
            <text:p>83.9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4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8096" calcext:value-type="float">
            <text:p>83.8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4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74864" calcext:value-type="float">
            <text:p>83.8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4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5048" calcext:value-type="float">
            <text:p>83.8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4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38288" calcext:value-type="float">
            <text:p>83.8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32192" calcext:value-type="float">
            <text:p>83.8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4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56576" calcext:value-type="float">
            <text:p>83.8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4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41336" calcext:value-type="float">
            <text:p>83.8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4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59624" calcext:value-type="float">
            <text:p>83.8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4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14488" calcext:value-type="float">
            <text:p>83.9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26096" calcext:value-type="float">
            <text:p>83.8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4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8952" calcext:value-type="float">
            <text:p>83.7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4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98664" calcext:value-type="float">
            <text:p>83.7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4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6572" calcext:value-type="float">
            <text:p>83.8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4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05344" calcext:value-type="float">
            <text:p>83.9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4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68768" calcext:value-type="float">
            <text:p>83.8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4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41336" calcext:value-type="float">
            <text:p>83.8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4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02296" calcext:value-type="float">
            <text:p>83.9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4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87056" calcext:value-type="float">
            <text:p>83.8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4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47432" calcext:value-type="float">
            <text:p>83.8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4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47432" calcext:value-type="float">
            <text:p>83.8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4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68768" calcext:value-type="float">
            <text:p>83.8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4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16952" calcext:value-type="float">
            <text:p>83.8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4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52944" calcext:value-type="float">
            <text:p>83.7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4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10856" calcext:value-type="float">
            <text:p>83.8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4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8952" calcext:value-type="float">
            <text:p>83.7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4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7428" calcext:value-type="float">
            <text:p>83.7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4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92568" calcext:value-type="float">
            <text:p>83.7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4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3524" calcext:value-type="float">
            <text:p>83.8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4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74864" calcext:value-type="float">
            <text:p>83.8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4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59624" calcext:value-type="float">
            <text:p>83.8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4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52944" calcext:value-type="float">
            <text:p>83.7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4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70648" calcext:value-type="float">
            <text:p>83.6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4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79792" calcext:value-type="float">
            <text:p>83.6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4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40752" calcext:value-type="float">
            <text:p>83.7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4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65136" calcext:value-type="float">
            <text:p>83.7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4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0476" calcext:value-type="float">
            <text:p>83.8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4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52944" calcext:value-type="float">
            <text:p>83.7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4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34656" calcext:value-type="float">
            <text:p>83.7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4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77328" calcext:value-type="float">
            <text:p>83.7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4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80376" calcext:value-type="float">
            <text:p>83.7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4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65136" calcext:value-type="float">
            <text:p>83.7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4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37704" calcext:value-type="float">
            <text:p>83.7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4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40752" calcext:value-type="float">
            <text:p>83.7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4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25512" calcext:value-type="float">
            <text:p>83.72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4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2856" calcext:value-type="float">
            <text:p>83.7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4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55408" calcext:value-type="float">
            <text:p>83.6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4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58456" calcext:value-type="float">
            <text:p>83.6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4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1332" calcext:value-type="float">
            <text:p>83.7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52944" calcext:value-type="float">
            <text:p>83.7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4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37704" calcext:value-type="float">
            <text:p>83.7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01128" calcext:value-type="float">
            <text:p>83.7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4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85888" calcext:value-type="float">
            <text:p>83.6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4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07224" calcext:value-type="float">
            <text:p>83.7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4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40752" calcext:value-type="float">
            <text:p>83.7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4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77328" calcext:value-type="float">
            <text:p>83.7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16368" calcext:value-type="float">
            <text:p>83.7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4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9808" calcext:value-type="float">
            <text:p>83.6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4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34656" calcext:value-type="float">
            <text:p>83.7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4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37704" calcext:value-type="float">
            <text:p>83.7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4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40752" calcext:value-type="float">
            <text:p>83.7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86472" calcext:value-type="float">
            <text:p>83.7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4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83424" calcext:value-type="float">
            <text:p>83.7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4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65136" calcext:value-type="float">
            <text:p>83.7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4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5904" calcext:value-type="float">
            <text:p>83.7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55992" calcext:value-type="float">
            <text:p>83.7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19416" calcext:value-type="float">
            <text:p>83.7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37704" calcext:value-type="float">
            <text:p>83.7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4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37704" calcext:value-type="float">
            <text:p>83.7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4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34656" calcext:value-type="float">
            <text:p>83.7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4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49896" calcext:value-type="float">
            <text:p>83.7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40752" calcext:value-type="float">
            <text:p>83.7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4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25512" calcext:value-type="float">
            <text:p>83.72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4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16368" calcext:value-type="float">
            <text:p>83.7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4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34656" calcext:value-type="float">
            <text:p>83.7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4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438" calcext:value-type="float">
            <text:p>83.7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40752" calcext:value-type="float">
            <text:p>83.7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4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5904" calcext:value-type="float">
            <text:p>83.7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4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2856" calcext:value-type="float">
            <text:p>83.7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4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37704" calcext:value-type="float">
            <text:p>83.7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55992" calcext:value-type="float">
            <text:p>83.7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22464" calcext:value-type="float">
            <text:p>83.7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4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34656" calcext:value-type="float">
            <text:p>83.7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4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40752" calcext:value-type="float">
            <text:p>83.7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4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1332" calcext:value-type="float">
            <text:p>83.7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4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2856" calcext:value-type="float">
            <text:p>83.7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2856" calcext:value-type="float">
            <text:p>83.7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4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19416" calcext:value-type="float">
            <text:p>83.7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4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34656" calcext:value-type="float">
            <text:p>83.7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4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10272" calcext:value-type="float">
            <text:p>83.7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4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10272" calcext:value-type="float">
            <text:p>83.7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1332" calcext:value-type="float">
            <text:p>83.7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4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2856" calcext:value-type="float">
            <text:p>83.7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4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2856" calcext:value-type="float">
            <text:p>83.7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4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37704" calcext:value-type="float">
            <text:p>83.7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40752" calcext:value-type="float">
            <text:p>83.7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438" calcext:value-type="float">
            <text:p>83.7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4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49896" calcext:value-type="float">
            <text:p>83.7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4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438" calcext:value-type="float">
            <text:p>83.7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4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25512" calcext:value-type="float">
            <text:p>83.72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4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19416" calcext:value-type="float">
            <text:p>83.7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37704" calcext:value-type="float">
            <text:p>83.7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4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68184" calcext:value-type="float">
            <text:p>83.7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4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71232" calcext:value-type="float">
            <text:p>83.7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4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80376" calcext:value-type="float">
            <text:p>83.7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4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80376" calcext:value-type="float">
            <text:p>83.7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98664" calcext:value-type="float">
            <text:p>83.7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4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92568" calcext:value-type="float">
            <text:p>83.7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4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77328" calcext:value-type="float">
            <text:p>83.7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4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80376" calcext:value-type="float">
            <text:p>83.7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4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86472" calcext:value-type="float">
            <text:p>83.7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4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92568" calcext:value-type="float">
            <text:p>83.7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98664" calcext:value-type="float">
            <text:p>83.7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4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92568" calcext:value-type="float">
            <text:p>83.7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4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07808" calcext:value-type="float">
            <text:p>83.8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4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13904" calcext:value-type="float">
            <text:p>83.8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4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16952" calcext:value-type="float">
            <text:p>83.8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26096" calcext:value-type="float">
            <text:p>83.8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4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23048" calcext:value-type="float">
            <text:p>83.8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4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26096" calcext:value-type="float">
            <text:p>83.8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4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2" calcext:value-type="float">
            <text:p>83.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4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29144" calcext:value-type="float">
            <text:p>83.8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47432" calcext:value-type="float">
            <text:p>83.8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4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47432" calcext:value-type="float">
            <text:p>83.8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4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41336" calcext:value-type="float">
            <text:p>83.8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4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44384" calcext:value-type="float">
            <text:p>83.8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4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47432" calcext:value-type="float">
            <text:p>83.8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56576" calcext:value-type="float">
            <text:p>83.8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4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6572" calcext:value-type="float">
            <text:p>83.8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4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74864" calcext:value-type="float">
            <text:p>83.8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4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68768" calcext:value-type="float">
            <text:p>83.8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4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8096" calcext:value-type="float">
            <text:p>83.8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17536" calcext:value-type="float">
            <text:p>83.9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4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14488" calcext:value-type="float">
            <text:p>83.9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4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77912" calcext:value-type="float">
            <text:p>83.8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4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8096" calcext:value-type="float">
            <text:p>83.8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4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4192" calcext:value-type="float">
            <text:p>83.9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54112" calcext:value-type="float">
            <text:p>83.9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4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51064" calcext:value-type="float">
            <text:p>83.9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4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38872" calcext:value-type="float">
            <text:p>83.9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4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78496" calcext:value-type="float">
            <text:p>83.9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4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84592" calcext:value-type="float">
            <text:p>83.9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4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5716" calcext:value-type="float">
            <text:p>83.9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51064" calcext:value-type="float">
            <text:p>83.9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4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5716" calcext:value-type="float">
            <text:p>83.9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4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60208" calcext:value-type="float">
            <text:p>83.9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4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54112" calcext:value-type="float">
            <text:p>83.9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4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66304" calcext:value-type="float">
            <text:p>83.9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08976" calcext:value-type="float">
            <text:p>84.0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4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30312" calcext:value-type="float">
            <text:p>84.0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4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24216" calcext:value-type="float">
            <text:p>84.0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4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08976" calcext:value-type="float">
            <text:p>84.0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4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1812" calcext:value-type="float">
            <text:p>84.0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08976" calcext:value-type="float">
            <text:p>84.0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4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21168" calcext:value-type="float">
            <text:p>84.0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4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30312" calcext:value-type="float">
            <text:p>84.0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4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0288" calcext:value-type="float">
            <text:p>84.0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4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81544" calcext:value-type="float">
            <text:p>83.9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90688" calcext:value-type="float">
            <text:p>83.9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4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30312" calcext:value-type="float">
            <text:p>84.0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4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57744" calcext:value-type="float">
            <text:p>84.0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4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36408" calcext:value-type="float">
            <text:p>84.0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4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27264" calcext:value-type="float">
            <text:p>84.0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36408" calcext:value-type="float">
            <text:p>84.0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4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39456" calcext:value-type="float">
            <text:p>84.0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4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0288" calcext:value-type="float">
            <text:p>84.0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4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8764" calcext:value-type="float">
            <text:p>83.9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4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27264" calcext:value-type="float">
            <text:p>84.0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15072" calcext:value-type="float">
            <text:p>84.0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4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96784" calcext:value-type="float">
            <text:p>83.9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4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08976" calcext:value-type="float">
            <text:p>84.0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4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15072" calcext:value-type="float">
            <text:p>84.0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4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45552" calcext:value-type="float">
            <text:p>84.0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7908" calcext:value-type="float">
            <text:p>84.0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4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24216" calcext:value-type="float">
            <text:p>84.0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4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90688" calcext:value-type="float">
            <text:p>83.9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4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96784" calcext:value-type="float">
            <text:p>83.9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4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08976" calcext:value-type="float">
            <text:p>84.0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12024" calcext:value-type="float">
            <text:p>84.0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4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1812" calcext:value-type="float">
            <text:p>84.0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4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39456" calcext:value-type="float">
            <text:p>84.0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4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6384" calcext:value-type="float">
            <text:p>84.0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4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97368" calcext:value-type="float">
            <text:p>84.0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0956" calcext:value-type="float">
            <text:p>84.1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4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72984" calcext:value-type="float">
            <text:p>84.0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4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3336" calcext:value-type="float">
            <text:p>84.0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4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08976" calcext:value-type="float">
            <text:p>84.0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4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1812" calcext:value-type="float">
            <text:p>84.0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42504" calcext:value-type="float">
            <text:p>84.04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4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72984" calcext:value-type="float">
            <text:p>84.0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4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82128" calcext:value-type="float">
            <text:p>84.0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4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88224" calcext:value-type="float">
            <text:p>84.0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4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6384" calcext:value-type="float">
            <text:p>84.0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82128" calcext:value-type="float">
            <text:p>84.0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4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82128" calcext:value-type="float">
            <text:p>84.0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4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88224" calcext:value-type="float">
            <text:p>84.0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4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03464" calcext:value-type="float">
            <text:p>84.1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4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06512" calcext:value-type="float">
            <text:p>84.1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76032" calcext:value-type="float">
            <text:p>84.0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4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54696" calcext:value-type="float">
            <text:p>84.0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4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57744" calcext:value-type="float">
            <text:p>84.0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4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82128" calcext:value-type="float">
            <text:p>84.0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4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18704" calcext:value-type="float">
            <text:p>84.1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4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21752" calcext:value-type="float">
            <text:p>84.1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06512" calcext:value-type="float">
            <text:p>84.1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4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67472" calcext:value-type="float">
            <text:p>84.16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4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8576" calcext:value-type="float">
            <text:p>84.1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4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73568" calcext:value-type="float">
            <text:p>84.1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4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27848" calcext:value-type="float">
            <text:p>84.1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15656" calcext:value-type="float">
            <text:p>84.1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4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18704" calcext:value-type="float">
            <text:p>84.1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4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06512" calcext:value-type="float">
            <text:p>84.1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4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18704" calcext:value-type="float">
            <text:p>84.1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4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15656" calcext:value-type="float">
            <text:p>84.1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18704" calcext:value-type="float">
            <text:p>84.1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4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36992" calcext:value-type="float">
            <text:p>84.1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4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43088" calcext:value-type="float">
            <text:p>84.1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4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248" calcext:value-type="float">
            <text:p>84.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4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97368" calcext:value-type="float">
            <text:p>84.0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97368" calcext:value-type="float">
            <text:p>84.0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4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12608" calcext:value-type="float">
            <text:p>84.1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4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06512" calcext:value-type="float">
            <text:p>84.1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4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91272" calcext:value-type="float">
            <text:p>84.09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4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21752" calcext:value-type="float">
            <text:p>84.1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58328" calcext:value-type="float">
            <text:p>84.1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4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85176" calcext:value-type="float">
            <text:p>84.0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4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60792" calcext:value-type="float">
            <text:p>84.0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4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60792" calcext:value-type="float">
            <text:p>84.0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4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6384" calcext:value-type="float">
            <text:p>84.0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06512" calcext:value-type="float">
            <text:p>84.1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4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91272" calcext:value-type="float">
            <text:p>84.09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4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69936" calcext:value-type="float">
            <text:p>84.06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4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57744" calcext:value-type="float">
            <text:p>84.0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4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57744" calcext:value-type="float">
            <text:p>84.0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7908" calcext:value-type="float">
            <text:p>84.0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4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88224" calcext:value-type="float">
            <text:p>84.0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4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42504" calcext:value-type="float">
            <text:p>84.04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4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36408" calcext:value-type="float">
            <text:p>84.0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4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42504" calcext:value-type="float">
            <text:p>84.04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57744" calcext:value-type="float">
            <text:p>84.0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4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06512" calcext:value-type="float">
            <text:p>84.1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4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91272" calcext:value-type="float">
            <text:p>84.09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4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06512" calcext:value-type="float">
            <text:p>84.1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4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58328" calcext:value-type="float">
            <text:p>84.1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06512" calcext:value-type="float">
            <text:p>84.1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4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00416" calcext:value-type="float">
            <text:p>84.1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4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72984" calcext:value-type="float">
            <text:p>84.0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4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69936" calcext:value-type="float">
            <text:p>84.06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4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39456" calcext:value-type="float">
            <text:p>84.0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24216" calcext:value-type="float">
            <text:p>84.0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4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72984" calcext:value-type="float">
            <text:p>84.0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4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06512" calcext:value-type="float">
            <text:p>84.1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5528" calcext:value-type="float">
            <text:p>84.1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4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30896" calcext:value-type="float">
            <text:p>84.1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69936" calcext:value-type="float">
            <text:p>84.06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05928" calcext:value-type="float">
            <text:p>84.0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1812" calcext:value-type="float">
            <text:p>84.0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4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54696" calcext:value-type="float">
            <text:p>84.0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4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1812" calcext:value-type="float">
            <text:p>84.0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45552" calcext:value-type="float">
            <text:p>84.0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69936" calcext:value-type="float">
            <text:p>84.06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7908" calcext:value-type="float">
            <text:p>84.0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4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66888" calcext:value-type="float">
            <text:p>84.06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81544" calcext:value-type="float">
            <text:p>83.9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4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1812" calcext:value-type="float">
            <text:p>84.0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45552" calcext:value-type="float">
            <text:p>84.0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4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486" calcext:value-type="float">
            <text:p>84.0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4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88224" calcext:value-type="float">
            <text:p>84.0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72984" calcext:value-type="float">
            <text:p>84.0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4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27264" calcext:value-type="float">
            <text:p>84.0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32776" calcext:value-type="float">
            <text:p>83.9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4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99248" calcext:value-type="float">
            <text:p>83.8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4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05928" calcext:value-type="float">
            <text:p>84.0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4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08976" calcext:value-type="float">
            <text:p>84.0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93736" calcext:value-type="float">
            <text:p>83.9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24216" calcext:value-type="float">
            <text:p>84.0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54696" calcext:value-type="float">
            <text:p>84.0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69936" calcext:value-type="float">
            <text:p>84.06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4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1812" calcext:value-type="float">
            <text:p>84.0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4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15072" calcext:value-type="float">
            <text:p>84.0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96784" calcext:value-type="float">
            <text:p>83.9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4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4192" calcext:value-type="float">
            <text:p>83.9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4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48016" calcext:value-type="float">
            <text:p>83.9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99832" calcext:value-type="float">
            <text:p>83.9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4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39456" calcext:value-type="float">
            <text:p>84.0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4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69936" calcext:value-type="float">
            <text:p>84.06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4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82128" calcext:value-type="float">
            <text:p>84.0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4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5716" calcext:value-type="float">
            <text:p>83.9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4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38872" calcext:value-type="float">
            <text:p>83.9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4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66304" calcext:value-type="float">
            <text:p>83.9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4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75448" calcext:value-type="float">
            <text:p>83.9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4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5716" calcext:value-type="float">
            <text:p>83.9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4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48016" calcext:value-type="float">
            <text:p>83.9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4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69352" calcext:value-type="float">
            <text:p>83.9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4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96784" calcext:value-type="float">
            <text:p>83.9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4-0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30312" calcext:value-type="float">
            <text:p>84.0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4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5716" calcext:value-type="float">
            <text:p>83.9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4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20584" calcext:value-type="float">
            <text:p>83.9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4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4192" calcext:value-type="float">
            <text:p>83.9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4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75448" calcext:value-type="float">
            <text:p>83.9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4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0288" calcext:value-type="float">
            <text:p>84.0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4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84592" calcext:value-type="float">
            <text:p>83.9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4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4192" calcext:value-type="float">
            <text:p>83.9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4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35824" calcext:value-type="float">
            <text:p>83.9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4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05928" calcext:value-type="float">
            <text:p>84.0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4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90688" calcext:value-type="float">
            <text:p>83.9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4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96784" calcext:value-type="float">
            <text:p>83.9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4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24216" calcext:value-type="float">
            <text:p>84.0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4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78496" calcext:value-type="float">
            <text:p>83.9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4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05928" calcext:value-type="float">
            <text:p>84.0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4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99832" calcext:value-type="float">
            <text:p>83.9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4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96784" calcext:value-type="float">
            <text:p>83.9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4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96784" calcext:value-type="float">
            <text:p>83.9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4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71816" calcext:value-type="float">
            <text:p>83.8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4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77912" calcext:value-type="float">
            <text:p>83.8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4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29728" calcext:value-type="float">
            <text:p>83.9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4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38872" calcext:value-type="float">
            <text:p>83.9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4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87056" calcext:value-type="float">
            <text:p>83.8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4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60208" calcext:value-type="float">
            <text:p>83.9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4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724" calcext:value-type="float">
            <text:p>83.9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4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56576" calcext:value-type="float">
            <text:p>83.8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4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26096" calcext:value-type="float">
            <text:p>83.8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4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32192" calcext:value-type="float">
            <text:p>83.8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4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05344" calcext:value-type="float">
            <text:p>83.9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4-01-31 23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03464" calcext:value-type="float">
            <text:p>84.1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4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75448" calcext:value-type="float">
            <text:p>83.9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78496" calcext:value-type="float">
            <text:p>83.9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4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93736" calcext:value-type="float">
            <text:p>83.9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4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27264" calcext:value-type="float">
            <text:p>84.0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4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84592" calcext:value-type="float">
            <text:p>83.9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4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1144" calcext:value-type="float">
            <text:p>83.9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17536" calcext:value-type="float">
            <text:p>83.9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4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90104" calcext:value-type="float">
            <text:p>83.8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4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71816" calcext:value-type="float">
            <text:p>83.8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4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6572" calcext:value-type="float">
            <text:p>83.8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4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1144" calcext:value-type="float">
            <text:p>83.9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66304" calcext:value-type="float">
            <text:p>83.9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4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38872" calcext:value-type="float">
            <text:p>83.9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4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77912" calcext:value-type="float">
            <text:p>83.8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4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93152" calcext:value-type="float">
            <text:p>83.8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81544" calcext:value-type="float">
            <text:p>83.9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1144" calcext:value-type="float">
            <text:p>83.9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4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05344" calcext:value-type="float">
            <text:p>83.9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4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93152" calcext:value-type="float">
            <text:p>83.8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4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29144" calcext:value-type="float">
            <text:p>83.8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4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5904" calcext:value-type="float">
            <text:p>83.7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2" calcext:value-type="float">
            <text:p>83.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4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56576" calcext:value-type="float">
            <text:p>83.8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4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49896" calcext:value-type="float">
            <text:p>83.7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80376" calcext:value-type="float">
            <text:p>83.7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4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3524" calcext:value-type="float">
            <text:p>83.8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2" calcext:value-type="float">
            <text:p>83.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4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26096" calcext:value-type="float">
            <text:p>83.8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4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87056" calcext:value-type="float">
            <text:p>83.8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4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6572" calcext:value-type="float">
            <text:p>83.8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4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05344" calcext:value-type="float">
            <text:p>83.9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3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56576" calcext:value-type="float">
            <text:p>83.8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3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87056" calcext:value-type="float">
            <text:p>83.8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3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20584" calcext:value-type="float">
            <text:p>83.9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3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87056" calcext:value-type="float">
            <text:p>83.8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3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6572" calcext:value-type="float">
            <text:p>83.8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3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26096" calcext:value-type="float">
            <text:p>83.8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3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6572" calcext:value-type="float">
            <text:p>83.8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3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95616" calcext:value-type="float">
            <text:p>83.7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3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98664" calcext:value-type="float">
            <text:p>83.7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3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74864" calcext:value-type="float">
            <text:p>83.8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3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8096" calcext:value-type="float">
            <text:p>83.8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3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68768" calcext:value-type="float">
            <text:p>83.8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3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6572" calcext:value-type="float">
            <text:p>83.8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3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84008" calcext:value-type="float">
            <text:p>83.8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3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5048" calcext:value-type="float">
            <text:p>83.8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3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02296" calcext:value-type="float">
            <text:p>83.9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3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87056" calcext:value-type="float">
            <text:p>83.8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3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02296" calcext:value-type="float">
            <text:p>83.9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3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23632" calcext:value-type="float">
            <text:p>83.9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3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1144" calcext:value-type="float">
            <text:p>83.9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3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90104" calcext:value-type="float">
            <text:p>83.8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3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14488" calcext:value-type="float">
            <text:p>83.9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3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3524" calcext:value-type="float">
            <text:p>83.8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3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0476" calcext:value-type="float">
            <text:p>83.8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3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3524" calcext:value-type="float">
            <text:p>83.8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3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2668" calcext:value-type="float">
            <text:p>83.9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3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2668" calcext:value-type="float">
            <text:p>83.9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3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05344" calcext:value-type="float">
            <text:p>83.9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3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84008" calcext:value-type="float">
            <text:p>83.8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3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59624" calcext:value-type="float">
            <text:p>83.8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3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44384" calcext:value-type="float">
            <text:p>83.8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3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98664" calcext:value-type="float">
            <text:p>83.7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3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53528" calcext:value-type="float">
            <text:p>83.8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3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51064" calcext:value-type="float">
            <text:p>83.9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3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69352" calcext:value-type="float">
            <text:p>83.9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3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14488" calcext:value-type="float">
            <text:p>83.9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3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84008" calcext:value-type="float">
            <text:p>83.8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3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17536" calcext:value-type="float">
            <text:p>83.9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3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93152" calcext:value-type="float">
            <text:p>83.8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3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38872" calcext:value-type="float">
            <text:p>83.9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3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81544" calcext:value-type="float">
            <text:p>83.9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3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41336" calcext:value-type="float">
            <text:p>83.8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3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47432" calcext:value-type="float">
            <text:p>83.8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3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23632" calcext:value-type="float">
            <text:p>83.9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3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1144" calcext:value-type="float">
            <text:p>83.9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3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17536" calcext:value-type="float">
            <text:p>83.9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3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69352" calcext:value-type="float">
            <text:p>83.9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3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90688" calcext:value-type="float">
            <text:p>83.9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3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3336" calcext:value-type="float">
            <text:p>84.0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3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24216" calcext:value-type="float">
            <text:p>84.0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3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24216" calcext:value-type="float">
            <text:p>84.0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3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12024" calcext:value-type="float">
            <text:p>84.0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3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5716" calcext:value-type="float">
            <text:p>83.9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3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51064" calcext:value-type="float">
            <text:p>83.9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3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5716" calcext:value-type="float">
            <text:p>83.9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3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724" calcext:value-type="float">
            <text:p>83.9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3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96784" calcext:value-type="float">
            <text:p>83.9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3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12024" calcext:value-type="float">
            <text:p>84.0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3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1812" calcext:value-type="float">
            <text:p>84.0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3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42504" calcext:value-type="float">
            <text:p>84.04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72984" calcext:value-type="float">
            <text:p>84.0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3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06512" calcext:value-type="float">
            <text:p>84.1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03464" calcext:value-type="float">
            <text:p>84.1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3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21168" calcext:value-type="float">
            <text:p>84.0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3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15072" calcext:value-type="float">
            <text:p>84.0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3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51648" calcext:value-type="float">
            <text:p>84.05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3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51648" calcext:value-type="float">
            <text:p>84.05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94904" calcext:value-type="float">
            <text:p>84.1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3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88808" calcext:value-type="float">
            <text:p>84.1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3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76616" calcext:value-type="float">
            <text:p>84.1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3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79664" calcext:value-type="float">
            <text:p>84.1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3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82712" calcext:value-type="float">
            <text:p>84.18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94904" calcext:value-type="float">
            <text:p>84.1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3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1624" calcext:value-type="float">
            <text:p>84.2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3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82712" calcext:value-type="float">
            <text:p>84.18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3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10144" calcext:value-type="float">
            <text:p>84.2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3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55864" calcext:value-type="float">
            <text:p>84.25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80248" calcext:value-type="float">
            <text:p>84.28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3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68056" calcext:value-type="float">
            <text:p>84.2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3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67472" calcext:value-type="float">
            <text:p>84.16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3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30896" calcext:value-type="float">
            <text:p>84.1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3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15656" calcext:value-type="float">
            <text:p>84.1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5528" calcext:value-type="float">
            <text:p>84.1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3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7052" calcext:value-type="float">
            <text:p>84.1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3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07096" calcext:value-type="float">
            <text:p>84.2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3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55864" calcext:value-type="float">
            <text:p>84.25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3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52816" calcext:value-type="float">
            <text:p>84.2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10144" calcext:value-type="float">
            <text:p>84.2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3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76616" calcext:value-type="float">
            <text:p>84.1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3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82712" calcext:value-type="float">
            <text:p>84.18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3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07096" calcext:value-type="float">
            <text:p>84.2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3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22336" calcext:value-type="float">
            <text:p>84.2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13192" calcext:value-type="float">
            <text:p>84.2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3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04048" calcext:value-type="float">
            <text:p>84.2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3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91856" calcext:value-type="float">
            <text:p>84.1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3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01" calcext:value-type="float">
            <text:p>84.2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3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1624" calcext:value-type="float">
            <text:p>84.2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13192" calcext:value-type="float">
            <text:p>84.2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3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79664" calcext:value-type="float">
            <text:p>84.1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3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73568" calcext:value-type="float">
            <text:p>84.1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3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8576" calcext:value-type="float">
            <text:p>84.1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3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97952" calcext:value-type="float">
            <text:p>84.1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7052" calcext:value-type="float">
            <text:p>84.1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3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7052" calcext:value-type="float">
            <text:p>84.1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3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91856" calcext:value-type="float">
            <text:p>84.1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3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19288" calcext:value-type="float">
            <text:p>84.21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3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1624" calcext:value-type="float">
            <text:p>84.2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07096" calcext:value-type="float">
            <text:p>84.2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3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79664" calcext:value-type="float">
            <text:p>84.1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3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94904" calcext:value-type="float">
            <text:p>84.1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3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19288" calcext:value-type="float">
            <text:p>84.21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3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01" calcext:value-type="float">
            <text:p>84.2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25384" calcext:value-type="float">
            <text:p>84.2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3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19288" calcext:value-type="float">
            <text:p>84.21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3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04048" calcext:value-type="float">
            <text:p>84.2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3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97952" calcext:value-type="float">
            <text:p>84.1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3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97952" calcext:value-type="float">
            <text:p>84.1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73568" calcext:value-type="float">
            <text:p>84.1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3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49184" calcext:value-type="float">
            <text:p>84.1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3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76616" calcext:value-type="float">
            <text:p>84.1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3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04048" calcext:value-type="float">
            <text:p>84.2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3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07096" calcext:value-type="float">
            <text:p>84.2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3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79664" calcext:value-type="float">
            <text:p>84.1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79664" calcext:value-type="float">
            <text:p>84.1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3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79664" calcext:value-type="float">
            <text:p>84.1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3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76616" calcext:value-type="float">
            <text:p>84.1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3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7052" calcext:value-type="float">
            <text:p>84.1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3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73568" calcext:value-type="float">
            <text:p>84.1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3-08-25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88808" calcext:value-type="float">
            <text:p>84.1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82712" calcext:value-type="float">
            <text:p>84.18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3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01" calcext:value-type="float">
            <text:p>84.2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3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04048" calcext:value-type="float">
            <text:p>84.2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3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01" calcext:value-type="float">
            <text:p>84.2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3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97952" calcext:value-type="float">
            <text:p>84.1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10144" calcext:value-type="float">
            <text:p>84.2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3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8576" calcext:value-type="float">
            <text:p>84.1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3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7052" calcext:value-type="float">
            <text:p>84.1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3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58328" calcext:value-type="float">
            <text:p>84.1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3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61376" calcext:value-type="float">
            <text:p>84.16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94904" calcext:value-type="float">
            <text:p>84.1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3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91856" calcext:value-type="float">
            <text:p>84.1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3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7052" calcext:value-type="float">
            <text:p>84.1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3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58328" calcext:value-type="float">
            <text:p>84.1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3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52232" calcext:value-type="float">
            <text:p>84.1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4004" calcext:value-type="float">
            <text:p>84.1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3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36992" calcext:value-type="float">
            <text:p>84.1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3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64424" calcext:value-type="float">
            <text:p>84.16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3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82712" calcext:value-type="float">
            <text:p>84.18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3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76616" calcext:value-type="float">
            <text:p>84.1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76616" calcext:value-type="float">
            <text:p>84.1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3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58328" calcext:value-type="float">
            <text:p>84.1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3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64424" calcext:value-type="float">
            <text:p>84.16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3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64424" calcext:value-type="float">
            <text:p>84.16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3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67472" calcext:value-type="float">
            <text:p>84.16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3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64424" calcext:value-type="float">
            <text:p>84.16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82712" calcext:value-type="float">
            <text:p>84.18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3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91856" calcext:value-type="float">
            <text:p>84.1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3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8576" calcext:value-type="float">
            <text:p>84.1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3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79664" calcext:value-type="float">
            <text:p>84.1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3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76616" calcext:value-type="float">
            <text:p>84.1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94904" calcext:value-type="float">
            <text:p>84.1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3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88808" calcext:value-type="float">
            <text:p>84.1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3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7052" calcext:value-type="float">
            <text:p>84.1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3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58328" calcext:value-type="float">
            <text:p>84.1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3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5528" calcext:value-type="float">
            <text:p>84.1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73568" calcext:value-type="float">
            <text:p>84.1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3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79664" calcext:value-type="float">
            <text:p>84.1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3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76616" calcext:value-type="float">
            <text:p>84.1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3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82712" calcext:value-type="float">
            <text:p>84.18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3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8576" calcext:value-type="float">
            <text:p>84.1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79664" calcext:value-type="float">
            <text:p>84.1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3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5528" calcext:value-type="float">
            <text:p>84.1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3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49184" calcext:value-type="float">
            <text:p>84.1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3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46136" calcext:value-type="float">
            <text:p>84.14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3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49184" calcext:value-type="float">
            <text:p>84.1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58328" calcext:value-type="float">
            <text:p>84.1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3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52232" calcext:value-type="float">
            <text:p>84.1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3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58328" calcext:value-type="float">
            <text:p>84.1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3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58328" calcext:value-type="float">
            <text:p>84.1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3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7052" calcext:value-type="float">
            <text:p>84.1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79664" calcext:value-type="float">
            <text:p>84.1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3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7052" calcext:value-type="float">
            <text:p>84.1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3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5528" calcext:value-type="float">
            <text:p>84.1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3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58328" calcext:value-type="float">
            <text:p>84.1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3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7052" calcext:value-type="float">
            <text:p>84.1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43088" calcext:value-type="float">
            <text:p>84.1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3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49184" calcext:value-type="float">
            <text:p>84.1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3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46136" calcext:value-type="float">
            <text:p>84.14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3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46136" calcext:value-type="float">
            <text:p>84.14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3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46136" calcext:value-type="float">
            <text:p>84.14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52232" calcext:value-type="float">
            <text:p>84.1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3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5528" calcext:value-type="float">
            <text:p>84.1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3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58328" calcext:value-type="float">
            <text:p>84.1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3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46136" calcext:value-type="float">
            <text:p>84.14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3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248" calcext:value-type="float">
            <text:p>84.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248" calcext:value-type="float">
            <text:p>84.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3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12608" calcext:value-type="float">
            <text:p>84.1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3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00416" calcext:value-type="float">
            <text:p>84.1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3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12608" calcext:value-type="float">
            <text:p>84.1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3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248" calcext:value-type="float">
            <text:p>84.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97368" calcext:value-type="float">
            <text:p>84.0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3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9432" calcext:value-type="float">
            <text:p>84.0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3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03464" calcext:value-type="float">
            <text:p>84.1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3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06512" calcext:value-type="float">
            <text:p>84.1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3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15656" calcext:value-type="float">
            <text:p>84.1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06512" calcext:value-type="float">
            <text:p>84.1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3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18704" calcext:value-type="float">
            <text:p>84.1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3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21752" calcext:value-type="float">
            <text:p>84.1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3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12608" calcext:value-type="float">
            <text:p>84.1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3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21752" calcext:value-type="float">
            <text:p>84.1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30896" calcext:value-type="float">
            <text:p>84.1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3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06512" calcext:value-type="float">
            <text:p>84.1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3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91272" calcext:value-type="float">
            <text:p>84.09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3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69936" calcext:value-type="float">
            <text:p>84.06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3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88224" calcext:value-type="float">
            <text:p>84.0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3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9432" calcext:value-type="float">
            <text:p>84.0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9432" calcext:value-type="float">
            <text:p>84.0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3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9432" calcext:value-type="float">
            <text:p>84.0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3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9432" calcext:value-type="float">
            <text:p>84.0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3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18704" calcext:value-type="float">
            <text:p>84.1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3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248" calcext:value-type="float">
            <text:p>84.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0956" calcext:value-type="float">
            <text:p>84.1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3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06512" calcext:value-type="float">
            <text:p>84.1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3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91272" calcext:value-type="float">
            <text:p>84.09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3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00416" calcext:value-type="float">
            <text:p>84.1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3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33944" calcext:value-type="float">
            <text:p>84.1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64424" calcext:value-type="float">
            <text:p>84.16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3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248" calcext:value-type="float">
            <text:p>84.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3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03464" calcext:value-type="float">
            <text:p>84.1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3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91272" calcext:value-type="float">
            <text:p>84.09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3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15656" calcext:value-type="float">
            <text:p>84.1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79664" calcext:value-type="float">
            <text:p>84.1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3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7052" calcext:value-type="float">
            <text:p>84.1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3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33944" calcext:value-type="float">
            <text:p>84.1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3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06512" calcext:value-type="float">
            <text:p>84.1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3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91272" calcext:value-type="float">
            <text:p>84.09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85176" calcext:value-type="float">
            <text:p>84.0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3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0956" calcext:value-type="float">
            <text:p>84.1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3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85176" calcext:value-type="float">
            <text:p>84.0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3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03464" calcext:value-type="float">
            <text:p>84.1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3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03464" calcext:value-type="float">
            <text:p>84.1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7908" calcext:value-type="float">
            <text:p>84.0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3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7908" calcext:value-type="float">
            <text:p>84.0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3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97368" calcext:value-type="float">
            <text:p>84.0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3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91272" calcext:value-type="float">
            <text:p>84.09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3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72984" calcext:value-type="float">
            <text:p>84.0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7908" calcext:value-type="float">
            <text:p>84.0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3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36992" calcext:value-type="float">
            <text:p>84.1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3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76032" calcext:value-type="float">
            <text:p>84.0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3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85176" calcext:value-type="float">
            <text:p>84.0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3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60792" calcext:value-type="float">
            <text:p>84.0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66888" calcext:value-type="float">
            <text:p>84.06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3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91272" calcext:value-type="float">
            <text:p>84.09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3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91272" calcext:value-type="float">
            <text:p>84.09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3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486" calcext:value-type="float">
            <text:p>84.0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3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88224" calcext:value-type="float">
            <text:p>84.0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66888" calcext:value-type="float">
            <text:p>84.06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3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57744" calcext:value-type="float">
            <text:p>84.0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3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42504" calcext:value-type="float">
            <text:p>84.04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3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72984" calcext:value-type="float">
            <text:p>84.0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3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4004" calcext:value-type="float">
            <text:p>84.1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57744" calcext:value-type="float">
            <text:p>84.0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3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27264" calcext:value-type="float">
            <text:p>84.0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3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15072" calcext:value-type="float">
            <text:p>84.0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3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57744" calcext:value-type="float">
            <text:p>84.0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3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06512" calcext:value-type="float">
            <text:p>84.1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248" calcext:value-type="float">
            <text:p>84.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3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0956" calcext:value-type="float">
            <text:p>84.1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3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00416" calcext:value-type="float">
            <text:p>84.1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3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27848" calcext:value-type="float">
            <text:p>84.1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3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30896" calcext:value-type="float">
            <text:p>84.1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24216" calcext:value-type="float">
            <text:p>84.0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3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84592" calcext:value-type="float">
            <text:p>83.9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3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96784" calcext:value-type="float">
            <text:p>83.9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3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1812" calcext:value-type="float">
            <text:p>84.0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91272" calcext:value-type="float">
            <text:p>84.09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3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3336" calcext:value-type="float">
            <text:p>84.0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30312" calcext:value-type="float">
            <text:p>84.0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3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82128" calcext:value-type="float">
            <text:p>84.0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3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36992" calcext:value-type="float">
            <text:p>84.1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3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6384" calcext:value-type="float">
            <text:p>84.0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3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36408" calcext:value-type="float">
            <text:p>84.0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36408" calcext:value-type="float">
            <text:p>84.0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3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12024" calcext:value-type="float">
            <text:p>84.0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3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21168" calcext:value-type="float">
            <text:p>84.0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3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54696" calcext:value-type="float">
            <text:p>84.0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3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486" calcext:value-type="float">
            <text:p>84.0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66888" calcext:value-type="float">
            <text:p>84.06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3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46136" calcext:value-type="float">
            <text:p>84.14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3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43088" calcext:value-type="float">
            <text:p>84.1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3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03464" calcext:value-type="float">
            <text:p>84.1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3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0288" calcext:value-type="float">
            <text:p>84.0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486" calcext:value-type="float">
            <text:p>84.0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3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15656" calcext:value-type="float">
            <text:p>84.1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3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85176" calcext:value-type="float">
            <text:p>84.0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3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24216" calcext:value-type="float">
            <text:p>84.0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3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96784" calcext:value-type="float">
            <text:p>83.9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3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57744" calcext:value-type="float">
            <text:p>84.0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3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7908" calcext:value-type="float">
            <text:p>84.0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3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88224" calcext:value-type="float">
            <text:p>84.0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3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66888" calcext:value-type="float">
            <text:p>84.06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3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69936" calcext:value-type="float">
            <text:p>84.06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3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69936" calcext:value-type="float">
            <text:p>84.06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3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51648" calcext:value-type="float">
            <text:p>84.05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3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21168" calcext:value-type="float">
            <text:p>84.0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3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08392" calcext:value-type="float">
            <text:p>83.9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3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8764" calcext:value-type="float">
            <text:p>83.9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3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90688" calcext:value-type="float">
            <text:p>83.9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3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93736" calcext:value-type="float">
            <text:p>83.9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3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48016" calcext:value-type="float">
            <text:p>83.9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3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60792" calcext:value-type="float">
            <text:p>84.0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3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76032" calcext:value-type="float">
            <text:p>84.0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3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8764" calcext:value-type="float">
            <text:p>83.9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3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99248" calcext:value-type="float">
            <text:p>83.8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3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99248" calcext:value-type="float">
            <text:p>83.8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3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96784" calcext:value-type="float">
            <text:p>83.9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3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486" calcext:value-type="float">
            <text:p>84.0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3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7908" calcext:value-type="float">
            <text:p>84.0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3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4004" calcext:value-type="float">
            <text:p>84.1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3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42504" calcext:value-type="float">
            <text:p>84.04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3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51064" calcext:value-type="float">
            <text:p>83.9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3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32776" calcext:value-type="float">
            <text:p>83.9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3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32776" calcext:value-type="float">
            <text:p>83.9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3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30312" calcext:value-type="float">
            <text:p>84.0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3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72984" calcext:value-type="float">
            <text:p>84.0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3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03464" calcext:value-type="float">
            <text:p>84.1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3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15072" calcext:value-type="float">
            <text:p>84.0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3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24216" calcext:value-type="float">
            <text:p>84.0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3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51064" calcext:value-type="float">
            <text:p>83.9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3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48016" calcext:value-type="float">
            <text:p>83.9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3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08976" calcext:value-type="float">
            <text:p>84.0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3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39456" calcext:value-type="float">
            <text:p>84.0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3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12608" calcext:value-type="float">
            <text:p>84.1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3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54696" calcext:value-type="float">
            <text:p>84.0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3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57744" calcext:value-type="float">
            <text:p>84.0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3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51648" calcext:value-type="float">
            <text:p>84.05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3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36408" calcext:value-type="float">
            <text:p>84.0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3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93736" calcext:value-type="float">
            <text:p>83.9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3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96784" calcext:value-type="float">
            <text:p>83.9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3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39456" calcext:value-type="float">
            <text:p>84.0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3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06512" calcext:value-type="float">
            <text:p>84.1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54696" calcext:value-type="float">
            <text:p>84.0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3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84592" calcext:value-type="float">
            <text:p>83.9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3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08976" calcext:value-type="float">
            <text:p>84.0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3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08976" calcext:value-type="float">
            <text:p>84.0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3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99832" calcext:value-type="float">
            <text:p>83.9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24216" calcext:value-type="float">
            <text:p>84.0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3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39456" calcext:value-type="float">
            <text:p>84.0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48016" calcext:value-type="float">
            <text:p>83.9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32776" calcext:value-type="float">
            <text:p>83.9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3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38872" calcext:value-type="float">
            <text:p>83.9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23632" calcext:value-type="float">
            <text:p>83.9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3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05928" calcext:value-type="float">
            <text:p>84.0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3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72984" calcext:value-type="float">
            <text:p>84.0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3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0288" calcext:value-type="float">
            <text:p>84.0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3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48016" calcext:value-type="float">
            <text:p>83.9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75448" calcext:value-type="float">
            <text:p>83.9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3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08976" calcext:value-type="float">
            <text:p>84.0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3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39456" calcext:value-type="float">
            <text:p>84.0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3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12024" calcext:value-type="float">
            <text:p>84.0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3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93736" calcext:value-type="float">
            <text:p>83.9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42504" calcext:value-type="float">
            <text:p>84.04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3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05928" calcext:value-type="float">
            <text:p>84.0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3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69352" calcext:value-type="float">
            <text:p>83.9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3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1144" calcext:value-type="float">
            <text:p>83.9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3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4192" calcext:value-type="float">
            <text:p>83.9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2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60208" calcext:value-type="float">
            <text:p>83.9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2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724" calcext:value-type="float">
            <text:p>83.9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2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29728" calcext:value-type="float">
            <text:p>83.9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2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05344" calcext:value-type="float">
            <text:p>83.9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2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44968" calcext:value-type="float">
            <text:p>83.94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2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75448" calcext:value-type="float">
            <text:p>83.9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2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90688" calcext:value-type="float">
            <text:p>83.9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2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45552" calcext:value-type="float">
            <text:p>84.0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2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00416" calcext:value-type="float">
            <text:p>84.1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2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48016" calcext:value-type="float">
            <text:p>83.9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2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66304" calcext:value-type="float">
            <text:p>83.9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2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30312" calcext:value-type="float">
            <text:p>84.0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2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84592" calcext:value-type="float">
            <text:p>83.9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2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93736" calcext:value-type="float">
            <text:p>83.9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2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05928" calcext:value-type="float">
            <text:p>84.0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2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69352" calcext:value-type="float">
            <text:p>83.9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2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60208" calcext:value-type="float">
            <text:p>83.9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2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23632" calcext:value-type="float">
            <text:p>83.9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2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74864" calcext:value-type="float">
            <text:p>83.8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2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77912" calcext:value-type="float">
            <text:p>83.8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2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63256" calcext:value-type="float">
            <text:p>83.9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2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63256" calcext:value-type="float">
            <text:p>83.9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2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69352" calcext:value-type="float">
            <text:p>83.9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2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93736" calcext:value-type="float">
            <text:p>83.9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2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81544" calcext:value-type="float">
            <text:p>83.9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2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2668" calcext:value-type="float">
            <text:p>83.9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2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1144" calcext:value-type="float">
            <text:p>83.9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2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60208" calcext:value-type="float">
            <text:p>83.9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2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12024" calcext:value-type="float">
            <text:p>84.0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2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60208" calcext:value-type="float">
            <text:p>83.9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2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90688" calcext:value-type="float">
            <text:p>83.9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2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84592" calcext:value-type="float">
            <text:p>83.9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2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84008" calcext:value-type="float">
            <text:p>83.8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2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962" calcext:value-type="float">
            <text:p>83.8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2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08392" calcext:value-type="float">
            <text:p>83.9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2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93152" calcext:value-type="float">
            <text:p>83.8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2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60208" calcext:value-type="float">
            <text:p>83.9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2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02296" calcext:value-type="float">
            <text:p>83.9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2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1144" calcext:value-type="float">
            <text:p>83.9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2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724" calcext:value-type="float">
            <text:p>83.9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2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93736" calcext:value-type="float">
            <text:p>83.9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2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0288" calcext:value-type="float">
            <text:p>84.0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2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0288" calcext:value-type="float">
            <text:p>84.0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2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84592" calcext:value-type="float">
            <text:p>83.9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2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0288" calcext:value-type="float">
            <text:p>84.0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2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39456" calcext:value-type="float">
            <text:p>84.0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2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15072" calcext:value-type="float">
            <text:p>84.0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2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1144" calcext:value-type="float">
            <text:p>83.9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2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4192" calcext:value-type="float">
            <text:p>83.9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2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96784" calcext:value-type="float">
            <text:p>83.9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2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84008" calcext:value-type="float">
            <text:p>83.8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2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87056" calcext:value-type="float">
            <text:p>83.8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2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32776" calcext:value-type="float">
            <text:p>83.9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2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75448" calcext:value-type="float">
            <text:p>83.9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2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63256" calcext:value-type="float">
            <text:p>83.9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2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99248" calcext:value-type="float">
            <text:p>83.8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84008" calcext:value-type="float">
            <text:p>83.8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2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77912" calcext:value-type="float">
            <text:p>83.8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2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02296" calcext:value-type="float">
            <text:p>83.9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2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54112" calcext:value-type="float">
            <text:p>83.9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2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5716" calcext:value-type="float">
            <text:p>83.9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2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32776" calcext:value-type="float">
            <text:p>83.9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23632" calcext:value-type="float">
            <text:p>83.9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2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5716" calcext:value-type="float">
            <text:p>83.9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2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05344" calcext:value-type="float">
            <text:p>83.9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2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02296" calcext:value-type="float">
            <text:p>83.9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2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2668" calcext:value-type="float">
            <text:p>83.9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35824" calcext:value-type="float">
            <text:p>83.9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2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41336" calcext:value-type="float">
            <text:p>83.8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2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53528" calcext:value-type="float">
            <text:p>83.8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2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59624" calcext:value-type="float">
            <text:p>83.8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2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84008" calcext:value-type="float">
            <text:p>83.8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05344" calcext:value-type="float">
            <text:p>83.9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2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63256" calcext:value-type="float">
            <text:p>83.9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2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63256" calcext:value-type="float">
            <text:p>83.9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2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23632" calcext:value-type="float">
            <text:p>83.9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2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93152" calcext:value-type="float">
            <text:p>83.8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87056" calcext:value-type="float">
            <text:p>83.8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2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77912" calcext:value-type="float">
            <text:p>83.8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2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90104" calcext:value-type="float">
            <text:p>83.8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2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77912" calcext:value-type="float">
            <text:p>83.8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2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84008" calcext:value-type="float">
            <text:p>83.8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1144" calcext:value-type="float">
            <text:p>83.9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2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35824" calcext:value-type="float">
            <text:p>83.9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2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63256" calcext:value-type="float">
            <text:p>83.9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2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60208" calcext:value-type="float">
            <text:p>83.9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2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44968" calcext:value-type="float">
            <text:p>83.94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17536" calcext:value-type="float">
            <text:p>83.9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2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962" calcext:value-type="float">
            <text:p>83.8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2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23632" calcext:value-type="float">
            <text:p>83.9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2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2668" calcext:value-type="float">
            <text:p>83.9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2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99248" calcext:value-type="float">
            <text:p>83.8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87056" calcext:value-type="float">
            <text:p>83.8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2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38872" calcext:value-type="float">
            <text:p>83.9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2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69352" calcext:value-type="float">
            <text:p>83.9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2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48016" calcext:value-type="float">
            <text:p>83.9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2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23632" calcext:value-type="float">
            <text:p>83.9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90104" calcext:value-type="float">
            <text:p>83.8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2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8096" calcext:value-type="float">
            <text:p>83.8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2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87056" calcext:value-type="float">
            <text:p>83.8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2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87056" calcext:value-type="float">
            <text:p>83.8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2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84008" calcext:value-type="float">
            <text:p>83.8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90104" calcext:value-type="float">
            <text:p>83.8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2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90104" calcext:value-type="float">
            <text:p>83.8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2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84008" calcext:value-type="float">
            <text:p>83.8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2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84008" calcext:value-type="float">
            <text:p>83.8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2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93152" calcext:value-type="float">
            <text:p>83.8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05344" calcext:value-type="float">
            <text:p>83.9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2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962" calcext:value-type="float">
            <text:p>83.8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2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8096" calcext:value-type="float">
            <text:p>83.8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2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90104" calcext:value-type="float">
            <text:p>83.8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2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20584" calcext:value-type="float">
            <text:p>83.9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47432" calcext:value-type="float">
            <text:p>83.8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2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10856" calcext:value-type="float">
            <text:p>83.8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2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2" calcext:value-type="float">
            <text:p>83.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2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6572" calcext:value-type="float">
            <text:p>83.8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2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93152" calcext:value-type="float">
            <text:p>83.8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71816" calcext:value-type="float">
            <text:p>83.8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2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68768" calcext:value-type="float">
            <text:p>83.8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2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99248" calcext:value-type="float">
            <text:p>83.8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2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71816" calcext:value-type="float">
            <text:p>83.8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2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71816" calcext:value-type="float">
            <text:p>83.8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2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93152" calcext:value-type="float">
            <text:p>83.8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87056" calcext:value-type="float">
            <text:p>83.8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2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41336" calcext:value-type="float">
            <text:p>83.8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2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26096" calcext:value-type="float">
            <text:p>83.8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2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23048" calcext:value-type="float">
            <text:p>83.8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2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59624" calcext:value-type="float">
            <text:p>83.8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74864" calcext:value-type="float">
            <text:p>83.8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2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62672" calcext:value-type="float">
            <text:p>83.8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2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5048" calcext:value-type="float">
            <text:p>83.8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2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5048" calcext:value-type="float">
            <text:p>83.8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2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5048" calcext:value-type="float">
            <text:p>83.8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59624" calcext:value-type="float">
            <text:p>83.8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2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5048" calcext:value-type="float">
            <text:p>83.8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2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56576" calcext:value-type="float">
            <text:p>83.8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2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68768" calcext:value-type="float">
            <text:p>83.8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2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6572" calcext:value-type="float">
            <text:p>83.8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71816" calcext:value-type="float">
            <text:p>83.8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2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62672" calcext:value-type="float">
            <text:p>83.8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2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68768" calcext:value-type="float">
            <text:p>83.8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2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68768" calcext:value-type="float">
            <text:p>83.8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2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71816" calcext:value-type="float">
            <text:p>83.8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87056" calcext:value-type="float">
            <text:p>83.8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2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56576" calcext:value-type="float">
            <text:p>83.8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2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47432" calcext:value-type="float">
            <text:p>83.8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2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56576" calcext:value-type="float">
            <text:p>83.8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2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56576" calcext:value-type="float">
            <text:p>83.8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41336" calcext:value-type="float">
            <text:p>83.8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2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26096" calcext:value-type="float">
            <text:p>83.8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2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13904" calcext:value-type="float">
            <text:p>83.8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2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38288" calcext:value-type="float">
            <text:p>83.8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2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6572" calcext:value-type="float">
            <text:p>83.8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2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8096" calcext:value-type="float">
            <text:p>83.8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71816" calcext:value-type="float">
            <text:p>83.8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2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5048" calcext:value-type="float">
            <text:p>83.8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2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38288" calcext:value-type="float">
            <text:p>83.8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2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32192" calcext:value-type="float">
            <text:p>83.8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2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26096" calcext:value-type="float">
            <text:p>83.8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16952" calcext:value-type="float">
            <text:p>83.8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2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2" calcext:value-type="float">
            <text:p>83.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2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16952" calcext:value-type="float">
            <text:p>83.8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2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10856" calcext:value-type="float">
            <text:p>83.8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2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98664" calcext:value-type="float">
            <text:p>83.7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8952" calcext:value-type="float">
            <text:p>83.7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2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98664" calcext:value-type="float">
            <text:p>83.7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2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07808" calcext:value-type="float">
            <text:p>83.8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2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10856" calcext:value-type="float">
            <text:p>83.8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2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07808" calcext:value-type="float">
            <text:p>83.8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6572" calcext:value-type="float">
            <text:p>83.8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2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3524" calcext:value-type="float">
            <text:p>83.8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2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2" calcext:value-type="float">
            <text:p>83.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2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80376" calcext:value-type="float">
            <text:p>83.7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2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46848" calcext:value-type="float">
            <text:p>83.7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80376" calcext:value-type="float">
            <text:p>83.7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2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07808" calcext:value-type="float">
            <text:p>83.8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2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01712" calcext:value-type="float">
            <text:p>83.8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2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77328" calcext:value-type="float">
            <text:p>83.7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2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7428" calcext:value-type="float">
            <text:p>83.7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71232" calcext:value-type="float">
            <text:p>83.7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2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8952" calcext:value-type="float">
            <text:p>83.7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2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92568" calcext:value-type="float">
            <text:p>83.7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2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68184" calcext:value-type="float">
            <text:p>83.7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2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65136" calcext:value-type="float">
            <text:p>83.7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77328" calcext:value-type="float">
            <text:p>83.7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2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16952" calcext:value-type="float">
            <text:p>83.8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2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3524" calcext:value-type="float">
            <text:p>83.8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2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44384" calcext:value-type="float">
            <text:p>83.8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2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23048" calcext:value-type="float">
            <text:p>83.8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83424" calcext:value-type="float">
            <text:p>83.7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2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55992" calcext:value-type="float">
            <text:p>83.7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2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68184" calcext:value-type="float">
            <text:p>83.7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2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98664" calcext:value-type="float">
            <text:p>83.7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2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10856" calcext:value-type="float">
            <text:p>83.8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98664" calcext:value-type="float">
            <text:p>83.7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2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92568" calcext:value-type="float">
            <text:p>83.7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2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86472" calcext:value-type="float">
            <text:p>83.7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2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92568" calcext:value-type="float">
            <text:p>83.7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2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10856" calcext:value-type="float">
            <text:p>83.8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92568" calcext:value-type="float">
            <text:p>83.7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2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68184" calcext:value-type="float">
            <text:p>83.7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2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7428" calcext:value-type="float">
            <text:p>83.7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2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71232" calcext:value-type="float">
            <text:p>83.7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2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62088" calcext:value-type="float">
            <text:p>83.7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68184" calcext:value-type="float">
            <text:p>83.7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2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86472" calcext:value-type="float">
            <text:p>83.7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2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52944" calcext:value-type="float">
            <text:p>83.7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2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10272" calcext:value-type="float">
            <text:p>83.7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2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95032" calcext:value-type="float">
            <text:p>83.6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8284" calcext:value-type="float">
            <text:p>83.6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2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16368" calcext:value-type="float">
            <text:p>83.7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2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438" calcext:value-type="float">
            <text:p>83.7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2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62088" calcext:value-type="float">
            <text:p>83.7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2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438" calcext:value-type="float">
            <text:p>83.7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2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46848" calcext:value-type="float">
            <text:p>83.7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9808" calcext:value-type="float">
            <text:p>83.6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2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70648" calcext:value-type="float">
            <text:p>83.6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2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01128" calcext:value-type="float">
            <text:p>83.7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2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46848" calcext:value-type="float">
            <text:p>83.7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2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40752" calcext:value-type="float">
            <text:p>83.7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04176" calcext:value-type="float">
            <text:p>83.7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2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49312" calcext:value-type="float">
            <text:p>83.6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2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10272" calcext:value-type="float">
            <text:p>83.7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2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77328" calcext:value-type="float">
            <text:p>83.7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2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91984" calcext:value-type="float">
            <text:p>83.6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55408" calcext:value-type="float">
            <text:p>83.6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2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5236" calcext:value-type="float">
            <text:p>83.6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2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10272" calcext:value-type="float">
            <text:p>83.7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2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16368" calcext:value-type="float">
            <text:p>83.7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2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2856" calcext:value-type="float">
            <text:p>83.7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25512" calcext:value-type="float">
            <text:p>83.72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2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37704" calcext:value-type="float">
            <text:p>83.7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2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25512" calcext:value-type="float">
            <text:p>83.72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2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46848" calcext:value-type="float">
            <text:p>83.7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2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55992" calcext:value-type="float">
            <text:p>83.7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40752" calcext:value-type="float">
            <text:p>83.7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2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76744" calcext:value-type="float">
            <text:p>83.6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2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49312" calcext:value-type="float">
            <text:p>83.6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2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46264" calcext:value-type="float">
            <text:p>83.6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2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76744" calcext:value-type="float">
            <text:p>83.6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85888" calcext:value-type="float">
            <text:p>83.6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2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61504" calcext:value-type="float">
            <text:p>83.6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2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73696" calcext:value-type="float">
            <text:p>83.6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2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58456" calcext:value-type="float">
            <text:p>83.6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2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76744" calcext:value-type="float">
            <text:p>83.6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64552" calcext:value-type="float">
            <text:p>83.6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2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3712" calcext:value-type="float">
            <text:p>83.6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2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64552" calcext:value-type="float">
            <text:p>83.6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2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19416" calcext:value-type="float">
            <text:p>83.7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2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8952" calcext:value-type="float">
            <text:p>83.7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22464" calcext:value-type="float">
            <text:p>83.7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2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70648" calcext:value-type="float">
            <text:p>83.6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2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64552" calcext:value-type="float">
            <text:p>83.6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2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01128" calcext:value-type="float">
            <text:p>83.7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2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19416" calcext:value-type="float">
            <text:p>83.7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85888" calcext:value-type="float">
            <text:p>83.6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2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95032" calcext:value-type="float">
            <text:p>83.6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2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2856" calcext:value-type="float">
            <text:p>83.7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2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85888" calcext:value-type="float">
            <text:p>83.6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2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76744" calcext:value-type="float">
            <text:p>83.6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5236" calcext:value-type="float">
            <text:p>83.6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2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8284" calcext:value-type="float">
            <text:p>83.6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2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00544" calcext:value-type="float">
            <text:p>83.6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2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85304" calcext:value-type="float">
            <text:p>83.5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2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2188" calcext:value-type="float">
            <text:p>83.6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97496" calcext:value-type="float">
            <text:p>83.59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2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49312" calcext:value-type="float">
            <text:p>83.6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2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37704" calcext:value-type="float">
            <text:p>83.7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2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438" calcext:value-type="float">
            <text:p>83.7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2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88352" calcext:value-type="float">
            <text:p>83.5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63968" calcext:value-type="float">
            <text:p>83.5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2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914" calcext:value-type="float">
            <text:p>83.5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2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12736" calcext:value-type="float">
            <text:p>83.6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2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676" calcext:value-type="float">
            <text:p>83.6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2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3712" calcext:value-type="float">
            <text:p>83.6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2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24928" calcext:value-type="float">
            <text:p>83.6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70064" calcext:value-type="float">
            <text:p>83.5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2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21296" calcext:value-type="float">
            <text:p>83.5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2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2188" calcext:value-type="float">
            <text:p>83.6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2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34072" calcext:value-type="float">
            <text:p>83.6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2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58456" calcext:value-type="float">
            <text:p>83.6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76744" calcext:value-type="float">
            <text:p>83.6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2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55408" calcext:value-type="float">
            <text:p>83.6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2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5236" calcext:value-type="float">
            <text:p>83.6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2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73112" calcext:value-type="float">
            <text:p>83.57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2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152" calcext:value-type="float">
            <text:p>83.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914" calcext:value-type="float">
            <text:p>83.5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2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55408" calcext:value-type="float">
            <text:p>83.6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2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24928" calcext:value-type="float">
            <text:p>83.6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2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24344" calcext:value-type="float">
            <text:p>83.5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2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57872" calcext:value-type="float">
            <text:p>83.5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5236" calcext:value-type="float">
            <text:p>83.6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2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09688" calcext:value-type="float">
            <text:p>83.60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2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34072" calcext:value-type="float">
            <text:p>83.6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2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10272" calcext:value-type="float">
            <text:p>83.7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2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914" calcext:value-type="float">
            <text:p>83.5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2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67016" calcext:value-type="float">
            <text:p>83.5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2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67016" calcext:value-type="float">
            <text:p>83.5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2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79208" calcext:value-type="float">
            <text:p>83.5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2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15784" calcext:value-type="float">
            <text:p>83.6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2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27392" calcext:value-type="float">
            <text:p>83.5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2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39584" calcext:value-type="float">
            <text:p>83.5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2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4568" calcext:value-type="float">
            <text:p>83.5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2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914" calcext:value-type="float">
            <text:p>83.5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2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94448" calcext:value-type="float">
            <text:p>83.5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2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00544" calcext:value-type="float">
            <text:p>83.6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2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8284" calcext:value-type="float">
            <text:p>83.6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2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70648" calcext:value-type="float">
            <text:p>83.6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2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40168" calcext:value-type="float">
            <text:p>83.6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2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58456" calcext:value-type="float">
            <text:p>83.6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2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88352" calcext:value-type="float">
            <text:p>83.5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2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03592" calcext:value-type="float">
            <text:p>83.6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2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27392" calcext:value-type="float">
            <text:p>83.5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2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93864" calcext:value-type="float">
            <text:p>83.4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2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7616" calcext:value-type="float">
            <text:p>83.5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2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49312" calcext:value-type="float">
            <text:p>83.6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2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5236" calcext:value-type="float">
            <text:p>83.6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2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87768" calcext:value-type="float">
            <text:p>83.48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2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6948" calcext:value-type="float">
            <text:p>83.4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2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36536" calcext:value-type="float">
            <text:p>83.5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2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82256" calcext:value-type="float">
            <text:p>83.5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2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43216" calcext:value-type="float">
            <text:p>83.6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2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54824" calcext:value-type="float">
            <text:p>83.5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2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9996" calcext:value-type="float">
            <text:p>83.4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2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51776" calcext:value-type="float">
            <text:p>83.5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2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54824" calcext:value-type="float">
            <text:p>83.5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2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7616" calcext:value-type="float">
            <text:p>83.5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2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40168" calcext:value-type="float">
            <text:p>83.6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2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73112" calcext:value-type="float">
            <text:p>83.57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2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0664" calcext:value-type="float">
            <text:p>83.6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2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88936" calcext:value-type="float">
            <text:p>83.6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2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79208" calcext:value-type="float">
            <text:p>83.5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2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06056" calcext:value-type="float">
            <text:p>83.5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2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90816" calcext:value-type="float">
            <text:p>83.49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2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57872" calcext:value-type="float">
            <text:p>83.5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2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51776" calcext:value-type="float">
            <text:p>83.5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2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09688" calcext:value-type="float">
            <text:p>83.60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2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40168" calcext:value-type="float">
            <text:p>83.6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2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79208" calcext:value-type="float">
            <text:p>83.5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2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7616" calcext:value-type="float">
            <text:p>83.5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93864" calcext:value-type="float">
            <text:p>83.4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2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60336" calcext:value-type="float">
            <text:p>83.4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2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39584" calcext:value-type="float">
            <text:p>83.5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2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03592" calcext:value-type="float">
            <text:p>83.6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2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82256" calcext:value-type="float">
            <text:p>83.5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00544" calcext:value-type="float">
            <text:p>83.6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2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93864" calcext:value-type="float">
            <text:p>83.4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2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81672" calcext:value-type="float">
            <text:p>83.48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2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24344" calcext:value-type="float">
            <text:p>83.5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2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21296" calcext:value-type="float">
            <text:p>83.5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2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24344" calcext:value-type="float">
            <text:p>83.5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2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57288" calcext:value-type="float">
            <text:p>83.45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2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51776" calcext:value-type="float">
            <text:p>83.5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2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85304" calcext:value-type="float">
            <text:p>83.5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2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40168" calcext:value-type="float">
            <text:p>83.6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10272" calcext:value-type="float">
            <text:p>83.7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2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70064" calcext:value-type="float">
            <text:p>83.5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2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21296" calcext:value-type="float">
            <text:p>83.5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2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33488" calcext:value-type="float">
            <text:p>83.5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2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93864" calcext:value-type="float">
            <text:p>83.4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93864" calcext:value-type="float">
            <text:p>83.4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2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09104" calcext:value-type="float">
            <text:p>83.5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2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914" calcext:value-type="float">
            <text:p>83.5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2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51776" calcext:value-type="float">
            <text:p>83.5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2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17664" calcext:value-type="float">
            <text:p>83.4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1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75576" calcext:value-type="float">
            <text:p>83.47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1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6948" calcext:value-type="float">
            <text:p>83.4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1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11568" calcext:value-type="float">
            <text:p>83.4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1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9328" calcext:value-type="float">
            <text:p>83.3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1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11568" calcext:value-type="float">
            <text:p>83.4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1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35952" calcext:value-type="float">
            <text:p>83.4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1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39" calcext:value-type="float">
            <text:p>83.4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1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32904" calcext:value-type="float">
            <text:p>83.4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1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66432" calcext:value-type="float">
            <text:p>83.46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1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72528" calcext:value-type="float">
            <text:p>83.4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1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72528" calcext:value-type="float">
            <text:p>83.4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1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9996" calcext:value-type="float">
            <text:p>83.4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1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42632" calcext:value-type="float">
            <text:p>83.5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1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6948" calcext:value-type="float">
            <text:p>83.4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1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42048" calcext:value-type="float">
            <text:p>83.4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1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66432" calcext:value-type="float">
            <text:p>83.46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1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51192" calcext:value-type="float">
            <text:p>83.4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1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9996" calcext:value-type="float">
            <text:p>83.4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1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90816" calcext:value-type="float">
            <text:p>83.49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1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90816" calcext:value-type="float">
            <text:p>83.49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1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35952" calcext:value-type="float">
            <text:p>83.4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1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74992" calcext:value-type="float">
            <text:p>83.3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1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02424" calcext:value-type="float">
            <text:p>83.4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1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20712" calcext:value-type="float">
            <text:p>83.42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1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0852" calcext:value-type="float">
            <text:p>83.4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1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20712" calcext:value-type="float">
            <text:p>83.42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1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99376" calcext:value-type="float">
            <text:p>83.3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1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45096" calcext:value-type="float">
            <text:p>83.44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1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20712" calcext:value-type="float">
            <text:p>83.42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1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60336" calcext:value-type="float">
            <text:p>83.4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1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66432" calcext:value-type="float">
            <text:p>83.46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1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81672" calcext:value-type="float">
            <text:p>83.48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1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78624" calcext:value-type="float">
            <text:p>83.4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1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81672" calcext:value-type="float">
            <text:p>83.48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1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39" calcext:value-type="float">
            <text:p>83.4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1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8472" calcext:value-type="float">
            <text:p>83.4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1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60336" calcext:value-type="float">
            <text:p>83.4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1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99376" calcext:value-type="float">
            <text:p>83.3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1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11568" calcext:value-type="float">
            <text:p>83.4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1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8472" calcext:value-type="float">
            <text:p>83.4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1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20712" calcext:value-type="float">
            <text:p>83.42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1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17664" calcext:value-type="float">
            <text:p>83.4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1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57288" calcext:value-type="float">
            <text:p>83.45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1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6948" calcext:value-type="float">
            <text:p>83.4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1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71944" calcext:value-type="float">
            <text:p>83.37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1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68896" calcext:value-type="float">
            <text:p>83.3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1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11568" calcext:value-type="float">
            <text:p>83.4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1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20712" calcext:value-type="float">
            <text:p>83.42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1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32904" calcext:value-type="float">
            <text:p>83.4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1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39" calcext:value-type="float">
            <text:p>83.4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1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84136" calcext:value-type="float">
            <text:p>83.3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1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41464" calcext:value-type="float">
            <text:p>83.34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1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14616" calcext:value-type="float">
            <text:p>83.41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1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35952" calcext:value-type="float">
            <text:p>83.4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1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32904" calcext:value-type="float">
            <text:p>83.4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1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45096" calcext:value-type="float">
            <text:p>83.44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39" calcext:value-type="float">
            <text:p>83.4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1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60336" calcext:value-type="float">
            <text:p>83.4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1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51192" calcext:value-type="float">
            <text:p>83.4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1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5424" calcext:value-type="float">
            <text:p>83.4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1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63384" calcext:value-type="float">
            <text:p>83.46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1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14616" calcext:value-type="float">
            <text:p>83.41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1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90232" calcext:value-type="float">
            <text:p>83.3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1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2376" calcext:value-type="float">
            <text:p>83.4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1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14616" calcext:value-type="float">
            <text:p>83.41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1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1708" calcext:value-type="float">
            <text:p>83.3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1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74408" calcext:value-type="float">
            <text:p>83.2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44512" calcext:value-type="float">
            <text:p>83.34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1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10984" calcext:value-type="float">
            <text:p>83.3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1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0184" calcext:value-type="float">
            <text:p>83.3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1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38416" calcext:value-type="float">
            <text:p>83.3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1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87184" calcext:value-type="float">
            <text:p>83.3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1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81088" calcext:value-type="float">
            <text:p>83.3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1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4756" calcext:value-type="float">
            <text:p>83.3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1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56704" calcext:value-type="float">
            <text:p>83.3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1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87184" calcext:value-type="float">
            <text:p>83.3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1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66432" calcext:value-type="float">
            <text:p>83.46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74992" calcext:value-type="float">
            <text:p>83.3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1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38416" calcext:value-type="float">
            <text:p>83.3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1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14032" calcext:value-type="float">
            <text:p>83.31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1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98792" calcext:value-type="float">
            <text:p>83.2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1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14032" calcext:value-type="float">
            <text:p>83.31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5612" calcext:value-type="float">
            <text:p>83.2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1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866" calcext:value-type="float">
            <text:p>83.2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1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41464" calcext:value-type="float">
            <text:p>83.34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1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41464" calcext:value-type="float">
            <text:p>83.34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1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26224" calcext:value-type="float">
            <text:p>83.3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1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29272" calcext:value-type="float">
            <text:p>83.32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1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41464" calcext:value-type="float">
            <text:p>83.34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1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35368" calcext:value-type="float">
            <text:p>83.33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1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3232" calcext:value-type="float">
            <text:p>83.3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1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26224" calcext:value-type="float">
            <text:p>83.3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10984" calcext:value-type="float">
            <text:p>83.3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1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7136" calcext:value-type="float">
            <text:p>83.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1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7136" calcext:value-type="float">
            <text:p>83.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1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04888" calcext:value-type="float">
            <text:p>83.30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1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1708" calcext:value-type="float">
            <text:p>83.3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1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20128" calcext:value-type="float">
            <text:p>83.32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1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04888" calcext:value-type="float">
            <text:p>83.30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1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0184" calcext:value-type="float">
            <text:p>83.3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1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4756" calcext:value-type="float">
            <text:p>83.3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1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07936" calcext:value-type="float">
            <text:p>83.3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1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62216" calcext:value-type="float">
            <text:p>83.26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1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62216" calcext:value-type="float">
            <text:p>83.26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1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0184" calcext:value-type="float">
            <text:p>83.3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1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80504" calcext:value-type="float">
            <text:p>83.2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1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50024" calcext:value-type="float">
            <text:p>83.2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50024" calcext:value-type="float">
            <text:p>83.2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1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4088" calcext:value-type="float">
            <text:p>83.2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1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74408" calcext:value-type="float">
            <text:p>83.2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1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0184" calcext:value-type="float">
            <text:p>83.3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1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0184" calcext:value-type="float">
            <text:p>83.3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07936" calcext:value-type="float">
            <text:p>83.3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1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04888" calcext:value-type="float">
            <text:p>83.30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1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83552" calcext:value-type="float">
            <text:p>83.28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1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7136" calcext:value-type="float">
            <text:p>83.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1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80504" calcext:value-type="float">
            <text:p>83.2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1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74408" calcext:value-type="float">
            <text:p>83.2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1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74408" calcext:value-type="float">
            <text:p>83.2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1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65264" calcext:value-type="float">
            <text:p>83.2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1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50024" calcext:value-type="float">
            <text:p>83.2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1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22592" calcext:value-type="float">
            <text:p>83.2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1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16496" calcext:value-type="float">
            <text:p>83.2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1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104" calcext:value-type="float">
            <text:p>83.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1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37832" calcext:value-type="float">
            <text:p>83.2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1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34784" calcext:value-type="float">
            <text:p>83.2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1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2564" calcext:value-type="float">
            <text:p>83.2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1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50024" calcext:value-type="float">
            <text:p>83.2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1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59168" calcext:value-type="float">
            <text:p>83.2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1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46976" calcext:value-type="float">
            <text:p>83.2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1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50024" calcext:value-type="float">
            <text:p>83.2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1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53072" calcext:value-type="float">
            <text:p>83.2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1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34784" calcext:value-type="float">
            <text:p>83.2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1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19544" calcext:value-type="float">
            <text:p>83.21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1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31736" calcext:value-type="float">
            <text:p>83.23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1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34784" calcext:value-type="float">
            <text:p>83.2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1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22592" calcext:value-type="float">
            <text:p>83.2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1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22592" calcext:value-type="float">
            <text:p>83.2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1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43928" calcext:value-type="float">
            <text:p>83.24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1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59168" calcext:value-type="float">
            <text:p>83.2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1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43928" calcext:value-type="float">
            <text:p>83.24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1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22592" calcext:value-type="float">
            <text:p>83.2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1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22592" calcext:value-type="float">
            <text:p>83.2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1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2564" calcext:value-type="float">
            <text:p>83.2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1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104" calcext:value-type="float">
            <text:p>83.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1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98208" calcext:value-type="float">
            <text:p>83.19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1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01256" calcext:value-type="float">
            <text:p>83.20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1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22592" calcext:value-type="float">
            <text:p>83.2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1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43928" calcext:value-type="float">
            <text:p>83.24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1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4088" calcext:value-type="float">
            <text:p>83.2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1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22592" calcext:value-type="float">
            <text:p>83.2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1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4088" calcext:value-type="float">
            <text:p>83.2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1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4088" calcext:value-type="float">
            <text:p>83.2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1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19544" calcext:value-type="float">
            <text:p>83.21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1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52488" calcext:value-type="float">
            <text:p>83.1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1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67728" calcext:value-type="float">
            <text:p>83.1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1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58584" calcext:value-type="float">
            <text:p>83.15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1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76872" calcext:value-type="float">
            <text:p>83.17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1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31152" calcext:value-type="float">
            <text:p>83.1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1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52488" calcext:value-type="float">
            <text:p>83.1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1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64096" calcext:value-type="float">
            <text:p>83.06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1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9704" calcext:value-type="float">
            <text:p>82.9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1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61048" calcext:value-type="float">
            <text:p>83.06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1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03136" calcext:value-type="float">
            <text:p>83.0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1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60464" calcext:value-type="float">
            <text:p>82.9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1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06184" calcext:value-type="float">
            <text:p>83.0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1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9704" calcext:value-type="float">
            <text:p>82.9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1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33032" calcext:value-type="float">
            <text:p>82.93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1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17792" calcext:value-type="float">
            <text:p>82.9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1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02552" calcext:value-type="float">
            <text:p>82.90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1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54368" calcext:value-type="float">
            <text:p>82.9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1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3608" calcext:value-type="float">
            <text:p>82.9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1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26352" calcext:value-type="float">
            <text:p>82.8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1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47688" calcext:value-type="float">
            <text:p>82.84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80632" calcext:value-type="float">
            <text:p>82.78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1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44056" calcext:value-type="float">
            <text:p>82.74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31864" calcext:value-type="float">
            <text:p>82.73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1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10528" calcext:value-type="float">
            <text:p>82.71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1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73952" calcext:value-type="float">
            <text:p>82.67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1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25768" calcext:value-type="float">
            <text:p>82.72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1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22136" calcext:value-type="float">
            <text:p>82.62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1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22136" calcext:value-type="float">
            <text:p>82.62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1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28232" calcext:value-type="float">
            <text:p>82.62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1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91656" calcext:value-type="float">
            <text:p>82.59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1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5508" calcext:value-type="float">
            <text:p>82.55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1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64224" calcext:value-type="float">
            <text:p>82.56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1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00216" calcext:value-type="float">
            <text:p>82.50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1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1792" calcext:value-type="float">
            <text:p>82.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1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84392" calcext:value-type="float">
            <text:p>82.38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1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4172" calcext:value-type="float">
            <text:p>82.3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1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05728" calcext:value-type="float">
            <text:p>82.40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99632" calcext:value-type="float">
            <text:p>82.3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1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78296" calcext:value-type="float">
            <text:p>82.37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89904" calcext:value-type="float">
            <text:p>82.2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0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198" calcext:value-type="float">
            <text:p>82.2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0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71616" calcext:value-type="float">
            <text:p>82.27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0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5028" calcext:value-type="float">
            <text:p>82.25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0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1312" calcext:value-type="float">
            <text:p>82.1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0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76544" calcext:value-type="float">
            <text:p>82.0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0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40552" calcext:value-type="float">
            <text:p>82.1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0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10656" calcext:value-type="float">
            <text:p>82.2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0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43016" calcext:value-type="float">
            <text:p>82.0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0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33872" calcext:value-type="float">
            <text:p>82.0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0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15584" calcext:value-type="float">
            <text:p>82.0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0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60136" calcext:value-type="float">
            <text:p>81.8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0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8452" calcext:value-type="float">
            <text:p>81.8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0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87568" calcext:value-type="float">
            <text:p>81.8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0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04688" calcext:value-type="float">
            <text:p>81.7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0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19928" calcext:value-type="float">
            <text:p>81.7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0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864" calcext:value-type="float">
            <text:p>81.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0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0164" calcext:value-type="float">
            <text:p>81.7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0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41264" calcext:value-type="float">
            <text:p>81.7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0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96128" calcext:value-type="float">
            <text:p>81.7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0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90032" calcext:value-type="float">
            <text:p>81.7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0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27192" calcext:value-type="float">
            <text:p>81.9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0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49112" calcext:value-type="float">
            <text:p>82.0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0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69152" calcext:value-type="float">
            <text:p>82.36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0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3128" calcext:value-type="float">
            <text:p>82.6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0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42304" calcext:value-type="float">
            <text:p>82.44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0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54496" calcext:value-type="float">
            <text:p>82.45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0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14872" calcext:value-type="float">
            <text:p>82.41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0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20968" calcext:value-type="float">
            <text:p>82.42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0-08-13 21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24016" calcext:value-type="float">
            <text:p>82.42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0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96584" calcext:value-type="float">
            <text:p>82.39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0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84392" calcext:value-type="float">
            <text:p>82.38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0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0268" calcext:value-type="float">
            <text:p>82.40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0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83808" calcext:value-type="float">
            <text:p>82.2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0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78296" calcext:value-type="float">
            <text:p>82.37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0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05144" calcext:value-type="float">
            <text:p>82.30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0-02-12 22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77712" calcext:value-type="float">
            <text:p>82.2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0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67528" calcext:value-type="float">
            <text:p>81.5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0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70576" calcext:value-type="float">
            <text:p>81.5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0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67528" calcext:value-type="float">
            <text:p>81.5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0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67528" calcext:value-type="float">
            <text:p>81.5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0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67528" calcext:value-type="float">
            <text:p>81.5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67528" calcext:value-type="float">
            <text:p>81.5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0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67528" calcext:value-type="float">
            <text:p>81.5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20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67528" calcext:value-type="float">
            <text:p>81.5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9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67528" calcext:value-type="float">
            <text:p>81.5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9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67528" calcext:value-type="float">
            <text:p>81.5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9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67528" calcext:value-type="float">
            <text:p>81.5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9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58384" calcext:value-type="float">
            <text:p>81.5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9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61432" calcext:value-type="float">
            <text:p>81.5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9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30952" calcext:value-type="float">
            <text:p>81.5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9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60848" calcext:value-type="float">
            <text:p>81.4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9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72456" calcext:value-type="float">
            <text:p>81.3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9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02936" calcext:value-type="float">
            <text:p>81.4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9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45024" calcext:value-type="float">
            <text:p>81.3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9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9016" calcext:value-type="float">
            <text:p>81.2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9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92624" calcext:value-type="float">
            <text:p>81.1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9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13376" calcext:value-type="float">
            <text:p>81.1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9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40224" calcext:value-type="float">
            <text:p>81.0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9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36592" calcext:value-type="float">
            <text:p>80.9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9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896968" calcext:value-type="float">
            <text:p>80.8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9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887824" calcext:value-type="float">
            <text:p>80.8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9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860392" calcext:value-type="float">
            <text:p>80.8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9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839056" calcext:value-type="float">
            <text:p>80.8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9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790288" calcext:value-type="float">
            <text:p>80.7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9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842104" calcext:value-type="float">
            <text:p>80.8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9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7012" calcext:value-type="float">
            <text:p>80.9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9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19472" calcext:value-type="float">
            <text:p>81.1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9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90744" calcext:value-type="float">
            <text:p>81.3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9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61432" calcext:value-type="float">
            <text:p>81.5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9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98008" calcext:value-type="float">
            <text:p>81.5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9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91912" calcext:value-type="float">
            <text:p>81.5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9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7116" calcext:value-type="float">
            <text:p>81.6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9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21808" calcext:value-type="float">
            <text:p>81.5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9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94376" calcext:value-type="float">
            <text:p>81.4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9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82184" calcext:value-type="float">
            <text:p>81.4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9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11496" calcext:value-type="float">
            <text:p>81.3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9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02936" calcext:value-type="float">
            <text:p>81.4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9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63312" calcext:value-type="float">
            <text:p>81.3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9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87112" calcext:value-type="float">
            <text:p>81.2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9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81016" calcext:value-type="float">
            <text:p>81.2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9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01768" calcext:value-type="float">
            <text:p>81.2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9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9204" calcext:value-type="float">
            <text:p>81.0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9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48784" calcext:value-type="float">
            <text:p>80.9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9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8536" calcext:value-type="float">
            <text:p>80.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9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21352" calcext:value-type="float">
            <text:p>80.9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9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51832" calcext:value-type="float">
            <text:p>80.9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9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12208" calcext:value-type="float">
            <text:p>80.9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9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845152" calcext:value-type="float">
            <text:p>80.8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9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92752" calcext:value-type="float">
            <text:p>80.6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9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765904" calcext:value-type="float">
            <text:p>80.7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9-03-01 23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8912" calcext:value-type="float">
            <text:p>80.5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8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72568" calcext:value-type="float">
            <text:p>76.17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8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48184" calcext:value-type="float">
            <text:p>76.14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8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29896" calcext:value-type="float">
            <text:p>76.12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8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14656" calcext:value-type="float">
            <text:p>76.11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8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02464" calcext:value-type="float">
            <text:p>76.10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8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50648" calcext:value-type="float">
            <text:p>76.05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8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23216" calcext:value-type="float">
            <text:p>76.02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8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07976" calcext:value-type="float">
            <text:p>76.00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8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82296" calcext:value-type="float">
            <text:p>76.2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8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1336" calcext:value-type="float">
            <text:p>76.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8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75488" calcext:value-type="float">
            <text:p>76.6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8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65632" calcext:value-type="float">
            <text:p>77.0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8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9456" calcext:value-type="float">
            <text:p>78.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8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86784" calcext:value-type="float">
            <text:p>80.1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8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674" calcext:value-type="float">
            <text:p>82.0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8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71944" calcext:value-type="float">
            <text:p>83.37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8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48144" calcext:value-type="float">
            <text:p>83.4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8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13904" calcext:value-type="float">
            <text:p>83.8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8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1144" calcext:value-type="float">
            <text:p>83.9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8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17536" calcext:value-type="float">
            <text:p>83.9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8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44968" calcext:value-type="float">
            <text:p>83.94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8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8764" calcext:value-type="float">
            <text:p>83.9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8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78496" calcext:value-type="float">
            <text:p>83.9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8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93736" calcext:value-type="float">
            <text:p>83.9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8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75448" calcext:value-type="float">
            <text:p>83.9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8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66304" calcext:value-type="float">
            <text:p>83.9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8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4192" calcext:value-type="float">
            <text:p>83.9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8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4192" calcext:value-type="float">
            <text:p>83.9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8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54112" calcext:value-type="float">
            <text:p>83.9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8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54112" calcext:value-type="float">
            <text:p>83.9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8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54112" calcext:value-type="float">
            <text:p>83.9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8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38872" calcext:value-type="float">
            <text:p>83.9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8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05344" calcext:value-type="float">
            <text:p>83.9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8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1144" calcext:value-type="float">
            <text:p>83.9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8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20584" calcext:value-type="float">
            <text:p>83.9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8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35824" calcext:value-type="float">
            <text:p>83.9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8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74864" calcext:value-type="float">
            <text:p>83.8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8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84008" calcext:value-type="float">
            <text:p>83.8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8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44384" calcext:value-type="float">
            <text:p>83.8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8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47432" calcext:value-type="float">
            <text:p>83.8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8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2" calcext:value-type="float">
            <text:p>83.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8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07808" calcext:value-type="float">
            <text:p>83.8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8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95616" calcext:value-type="float">
            <text:p>83.7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8-05-2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3524" calcext:value-type="float">
            <text:p>83.8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8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07808" calcext:value-type="float">
            <text:p>83.8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8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77328" calcext:value-type="float">
            <text:p>83.7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8-05-1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8952" calcext:value-type="float">
            <text:p>83.7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8-05-0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41336" calcext:value-type="float">
            <text:p>83.8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8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8952" calcext:value-type="float">
            <text:p>83.7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8-04-25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13904" calcext:value-type="float">
            <text:p>83.8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8-04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52944" calcext:value-type="float">
            <text:p>83.7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8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10856" calcext:value-type="float">
            <text:p>83.8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8-04-11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3524" calcext:value-type="float">
            <text:p>83.8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8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31608" calcext:value-type="float">
            <text:p>83.7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8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80376" calcext:value-type="float">
            <text:p>83.7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8-03-2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70648" calcext:value-type="float">
            <text:p>83.6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8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16368" calcext:value-type="float">
            <text:p>83.7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8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64552" calcext:value-type="float">
            <text:p>83.6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8-03-1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15784" calcext:value-type="float">
            <text:p>83.6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8-03-05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46264" calcext:value-type="float">
            <text:p>83.6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8-02-2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5236" calcext:value-type="float">
            <text:p>83.6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8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94448" calcext:value-type="float">
            <text:p>83.5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8-02-19 23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70064" calcext:value-type="float">
            <text:p>83.5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8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40168" calcext:value-type="float">
            <text:p>83.6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8-02-1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7616" calcext:value-type="float">
            <text:p>83.5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8-02-0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12736" calcext:value-type="float">
            <text:p>83.6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8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55408" calcext:value-type="float">
            <text:p>83.6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8-01-2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55408" calcext:value-type="float">
            <text:p>83.6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8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4568" calcext:value-type="float">
            <text:p>83.5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8-01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43216" calcext:value-type="float">
            <text:p>83.6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8-01-1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75576" calcext:value-type="float">
            <text:p>83.47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8-01-0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09688" calcext:value-type="float">
            <text:p>83.60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7-12-3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85304" calcext:value-type="float">
            <text:p>83.5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7-12-2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03592" calcext:value-type="float">
            <text:p>83.6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7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57872" calcext:value-type="float">
            <text:p>83.5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7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79208" calcext:value-type="float">
            <text:p>83.5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7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27976" calcext:value-type="float">
            <text:p>83.6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7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12152" calcext:value-type="float">
            <text:p>83.5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7-11-3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7616" calcext:value-type="float">
            <text:p>83.5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7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75576" calcext:value-type="float">
            <text:p>83.47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7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09104" calcext:value-type="float">
            <text:p>83.5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7-11-15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87768" calcext:value-type="float">
            <text:p>83.48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7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24344" calcext:value-type="float">
            <text:p>83.5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7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66432" calcext:value-type="float">
            <text:p>83.46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7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29856" calcext:value-type="float">
            <text:p>83.42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7-10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78624" calcext:value-type="float">
            <text:p>83.4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7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45096" calcext:value-type="float">
            <text:p>83.44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7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48144" calcext:value-type="float">
            <text:p>83.4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7-09-3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63384" calcext:value-type="float">
            <text:p>83.46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7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7804" calcext:value-type="float">
            <text:p>83.37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7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14032" calcext:value-type="float">
            <text:p>83.31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7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02424" calcext:value-type="float">
            <text:p>83.4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7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99376" calcext:value-type="float">
            <text:p>83.3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7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99376" calcext:value-type="float">
            <text:p>83.3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7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23176" calcext:value-type="float">
            <text:p>83.3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7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74408" calcext:value-type="float">
            <text:p>83.2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7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59752" calcext:value-type="float">
            <text:p>83.35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7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1708" calcext:value-type="float">
            <text:p>83.3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7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92696" calcext:value-type="float">
            <text:p>83.2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7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92696" calcext:value-type="float">
            <text:p>83.2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7-06-0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23176" calcext:value-type="float">
            <text:p>83.3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7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42048" calcext:value-type="float">
            <text:p>83.4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7-05-2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53656" calcext:value-type="float">
            <text:p>83.3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7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59752" calcext:value-type="float">
            <text:p>83.35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7-05-16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84136" calcext:value-type="float">
            <text:p>83.3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7-05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65848" calcext:value-type="float">
            <text:p>83.36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7-05-0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0852" calcext:value-type="float">
            <text:p>83.4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7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10984" calcext:value-type="float">
            <text:p>83.3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7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22592" calcext:value-type="float">
            <text:p>83.2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7-04-2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41464" calcext:value-type="float">
            <text:p>83.34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7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14032" calcext:value-type="float">
            <text:p>83.31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7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83552" calcext:value-type="float">
            <text:p>83.28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7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866" calcext:value-type="float">
            <text:p>83.2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7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46976" calcext:value-type="float">
            <text:p>83.2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7-03-2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7136" calcext:value-type="float">
            <text:p>83.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7-03-23 21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85432" calcext:value-type="float">
            <text:p>83.0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7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89064" calcext:value-type="float">
            <text:p>83.18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7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76872" calcext:value-type="float">
            <text:p>83.17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7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46392" calcext:value-type="float">
            <text:p>83.1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7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1896" calcext:value-type="float">
            <text:p>83.1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7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82384" calcext:value-type="float">
            <text:p>83.0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7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79336" calcext:value-type="float">
            <text:p>83.0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7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89064" calcext:value-type="float">
            <text:p>83.18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7-02-11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76872" calcext:value-type="float">
            <text:p>83.17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7-02-0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73824" calcext:value-type="float">
            <text:p>83.1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7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8848" calcext:value-type="float">
            <text:p>83.0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7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85432" calcext:value-type="float">
            <text:p>83.0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7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94576" calcext:value-type="float">
            <text:p>83.09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7-01-1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4944" calcext:value-type="float">
            <text:p>83.1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7-01-1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67728" calcext:value-type="float">
            <text:p>83.1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7-01-0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31152" calcext:value-type="float">
            <text:p>83.1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6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55536" calcext:value-type="float">
            <text:p>83.15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6-12-25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1896" calcext:value-type="float">
            <text:p>83.1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6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43928" calcext:value-type="float">
            <text:p>83.24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6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01256" calcext:value-type="float">
            <text:p>83.20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6-12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28688" calcext:value-type="float">
            <text:p>83.22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6-12-0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86016" calcext:value-type="float">
            <text:p>83.1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6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52488" calcext:value-type="float">
            <text:p>83.1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6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74408" calcext:value-type="float">
            <text:p>83.2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6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866" calcext:value-type="float">
            <text:p>83.2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6-11-16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5612" calcext:value-type="float">
            <text:p>83.2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6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10984" calcext:value-type="float">
            <text:p>83.3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6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04888" calcext:value-type="float">
            <text:p>83.30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6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95744" calcext:value-type="float">
            <text:p>83.2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6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92696" calcext:value-type="float">
            <text:p>83.2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6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65264" calcext:value-type="float">
            <text:p>83.2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6-10-1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65264" calcext:value-type="float">
            <text:p>83.2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6-10-1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83552" calcext:value-type="float">
            <text:p>83.28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6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04304" calcext:value-type="float">
            <text:p>83.2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6-09-3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866" calcext:value-type="float">
            <text:p>83.2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6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7136" calcext:value-type="float">
            <text:p>83.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6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74408" calcext:value-type="float">
            <text:p>83.2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6-09-1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62216" calcext:value-type="float">
            <text:p>83.26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6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4088" calcext:value-type="float">
            <text:p>83.2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6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50024" calcext:value-type="float">
            <text:p>83.2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6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31736" calcext:value-type="float">
            <text:p>83.23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6-08-20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98208" calcext:value-type="float">
            <text:p>83.19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6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07352" calcext:value-type="float">
            <text:p>83.20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6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04304" calcext:value-type="float">
            <text:p>83.2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6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82968" calcext:value-type="float">
            <text:p>83.1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6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07352" calcext:value-type="float">
            <text:p>83.20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6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628" calcext:value-type="float">
            <text:p>83.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6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628" calcext:value-type="float">
            <text:p>83.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6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628" calcext:value-type="float">
            <text:p>83.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6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628" calcext:value-type="float">
            <text:p>83.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6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628" calcext:value-type="float">
            <text:p>83.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6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628" calcext:value-type="float">
            <text:p>83.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6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628" calcext:value-type="float">
            <text:p>83.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6-06-1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2188" calcext:value-type="float">
            <text:p>83.6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6-06-06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31608" calcext:value-type="float">
            <text:p>83.7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6-05-31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26096" calcext:value-type="float">
            <text:p>83.8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6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95616" calcext:value-type="float">
            <text:p>83.7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6-05-2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29144" calcext:value-type="float">
            <text:p>83.8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6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35824" calcext:value-type="float">
            <text:p>83.9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6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44968" calcext:value-type="float">
            <text:p>83.94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6-05-05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54112" calcext:value-type="float">
            <text:p>83.9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6-04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63256" calcext:value-type="float">
            <text:p>83.9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6-04-2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724" calcext:value-type="float">
            <text:p>83.9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6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75448" calcext:value-type="float">
            <text:p>83.9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6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78496" calcext:value-type="float">
            <text:p>83.9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6-04-0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93736" calcext:value-type="float">
            <text:p>83.9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6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05928" calcext:value-type="float">
            <text:p>84.0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6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12024" calcext:value-type="float">
            <text:p>84.0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6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08976" calcext:value-type="float">
            <text:p>84.0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6-03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12024" calcext:value-type="float">
            <text:p>84.0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6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30312" calcext:value-type="float">
            <text:p>84.0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6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45552" calcext:value-type="float">
            <text:p>84.0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6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486" calcext:value-type="float">
            <text:p>84.0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6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08976" calcext:value-type="float">
            <text:p>84.0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6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45552" calcext:value-type="float">
            <text:p>84.0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6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486" calcext:value-type="float">
            <text:p>84.0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6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45552" calcext:value-type="float">
            <text:p>84.0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6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6384" calcext:value-type="float">
            <text:p>84.0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6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29728" calcext:value-type="float">
            <text:p>83.9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6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35824" calcext:value-type="float">
            <text:p>83.9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6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81544" calcext:value-type="float">
            <text:p>83.9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6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2668" calcext:value-type="float">
            <text:p>83.9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6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30312" calcext:value-type="float">
            <text:p>84.0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6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30312" calcext:value-type="float">
            <text:p>84.0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5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66888" calcext:value-type="float">
            <text:p>84.06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5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30312" calcext:value-type="float">
            <text:p>84.0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5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21168" calcext:value-type="float">
            <text:p>84.0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5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29728" calcext:value-type="float">
            <text:p>83.9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5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4192" calcext:value-type="float">
            <text:p>83.9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5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6384" calcext:value-type="float">
            <text:p>84.0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5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05928" calcext:value-type="float">
            <text:p>84.0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5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05928" calcext:value-type="float">
            <text:p>84.0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5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0288" calcext:value-type="float">
            <text:p>84.0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5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27264" calcext:value-type="float">
            <text:p>84.0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5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21168" calcext:value-type="float">
            <text:p>84.0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5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21168" calcext:value-type="float">
            <text:p>84.0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5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66304" calcext:value-type="float">
            <text:p>83.9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5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486" calcext:value-type="float">
            <text:p>84.0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5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3336" calcext:value-type="float">
            <text:p>84.0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51648" calcext:value-type="float">
            <text:p>84.05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5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72984" calcext:value-type="float">
            <text:p>84.0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5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96784" calcext:value-type="float">
            <text:p>83.9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05928" calcext:value-type="float">
            <text:p>84.0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27264" calcext:value-type="float">
            <text:p>84.0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8764" calcext:value-type="float">
            <text:p>83.9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90688" calcext:value-type="float">
            <text:p>83.9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69352" calcext:value-type="float">
            <text:p>83.9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48016" calcext:value-type="float">
            <text:p>83.9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63256" calcext:value-type="float">
            <text:p>83.9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724" calcext:value-type="float">
            <text:p>83.9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2668" calcext:value-type="float">
            <text:p>83.9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4192" calcext:value-type="float">
            <text:p>83.9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20584" calcext:value-type="float">
            <text:p>83.9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20584" calcext:value-type="float">
            <text:p>83.9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2668" calcext:value-type="float">
            <text:p>83.9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20584" calcext:value-type="float">
            <text:p>83.9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1144" calcext:value-type="float">
            <text:p>83.9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20584" calcext:value-type="float">
            <text:p>83.9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32776" calcext:value-type="float">
            <text:p>83.9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38872" calcext:value-type="float">
            <text:p>83.9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4192" calcext:value-type="float">
            <text:p>83.9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51064" calcext:value-type="float">
            <text:p>83.9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48016" calcext:value-type="float">
            <text:p>83.9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63256" calcext:value-type="float">
            <text:p>83.9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63256" calcext:value-type="float">
            <text:p>83.9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12024" calcext:value-type="float">
            <text:p>84.0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51648" calcext:value-type="float">
            <text:p>84.05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42504" calcext:value-type="float">
            <text:p>84.04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82128" calcext:value-type="float">
            <text:p>84.0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88224" calcext:value-type="float">
            <text:p>84.0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69936" calcext:value-type="float">
            <text:p>84.06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03464" calcext:value-type="float">
            <text:p>84.1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12608" calcext:value-type="float">
            <text:p>84.1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51648" calcext:value-type="float">
            <text:p>84.05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85176" calcext:value-type="float">
            <text:p>84.0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51648" calcext:value-type="float">
            <text:p>84.05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88224" calcext:value-type="float">
            <text:p>84.0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42504" calcext:value-type="float">
            <text:p>84.04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66888" calcext:value-type="float">
            <text:p>84.06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08976" calcext:value-type="float">
            <text:p>84.0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42504" calcext:value-type="float">
            <text:p>84.04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03464" calcext:value-type="float">
            <text:p>84.1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24216" calcext:value-type="float">
            <text:p>84.0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5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52232" calcext:value-type="float">
            <text:p>84.1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5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82128" calcext:value-type="float">
            <text:p>84.0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5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724" calcext:value-type="float">
            <text:p>83.9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5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63256" calcext:value-type="float">
            <text:p>83.9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90688" calcext:value-type="float">
            <text:p>83.9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93736" calcext:value-type="float">
            <text:p>83.9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5-02-09 19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66304" calcext:value-type="float">
            <text:p>83.9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51648" calcext:value-type="float">
            <text:p>84.05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6384" calcext:value-type="float">
            <text:p>84.0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39456" calcext:value-type="float">
            <text:p>84.0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3336" calcext:value-type="float">
            <text:p>84.0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42504" calcext:value-type="float">
            <text:p>84.04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7908" calcext:value-type="float">
            <text:p>84.0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97368" calcext:value-type="float">
            <text:p>84.0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4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3336" calcext:value-type="float">
            <text:p>84.0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4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1812" calcext:value-type="float">
            <text:p>84.0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4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21168" calcext:value-type="float">
            <text:p>84.0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24216" calcext:value-type="float">
            <text:p>84.0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30312" calcext:value-type="float">
            <text:p>84.0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4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3336" calcext:value-type="float">
            <text:p>84.0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4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30312" calcext:value-type="float">
            <text:p>84.0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4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93736" calcext:value-type="float">
            <text:p>83.9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4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0288" calcext:value-type="float">
            <text:p>84.0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4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05928" calcext:value-type="float">
            <text:p>84.0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4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81544" calcext:value-type="float">
            <text:p>83.9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4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84592" calcext:value-type="float">
            <text:p>83.9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66304" calcext:value-type="float">
            <text:p>83.9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66304" calcext:value-type="float">
            <text:p>83.9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66304" calcext:value-type="float">
            <text:p>83.9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8764" calcext:value-type="float">
            <text:p>83.9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23632" calcext:value-type="float">
            <text:p>83.9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29728" calcext:value-type="float">
            <text:p>83.9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44968" calcext:value-type="float">
            <text:p>83.94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60208" calcext:value-type="float">
            <text:p>83.9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59624" calcext:value-type="float">
            <text:p>83.8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62672" calcext:value-type="float">
            <text:p>83.8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59624" calcext:value-type="float">
            <text:p>83.8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38288" calcext:value-type="float">
            <text:p>83.8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5048" calcext:value-type="float">
            <text:p>83.8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23048" calcext:value-type="float">
            <text:p>83.8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26096" calcext:value-type="float">
            <text:p>83.8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07808" calcext:value-type="float">
            <text:p>83.8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41336" calcext:value-type="float">
            <text:p>83.8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80376" calcext:value-type="float">
            <text:p>83.7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92568" calcext:value-type="float">
            <text:p>83.7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92568" calcext:value-type="float">
            <text:p>83.7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31608" calcext:value-type="float">
            <text:p>83.7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46848" calcext:value-type="float">
            <text:p>83.7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01128" calcext:value-type="float">
            <text:p>83.7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88936" calcext:value-type="float">
            <text:p>83.6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88936" calcext:value-type="float">
            <text:p>83.6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95032" calcext:value-type="float">
            <text:p>83.6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55992" calcext:value-type="float">
            <text:p>83.7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5236" calcext:value-type="float">
            <text:p>83.6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5236" calcext:value-type="float">
            <text:p>83.6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43216" calcext:value-type="float">
            <text:p>83.6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4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73112" calcext:value-type="float">
            <text:p>83.57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09688" calcext:value-type="float">
            <text:p>83.60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70648" calcext:value-type="float">
            <text:p>83.6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55408" calcext:value-type="float">
            <text:p>83.6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0664" calcext:value-type="float">
            <text:p>83.6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79208" calcext:value-type="float">
            <text:p>83.5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57872" calcext:value-type="float">
            <text:p>83.5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914" calcext:value-type="float">
            <text:p>83.5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00544" calcext:value-type="float">
            <text:p>83.6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72528" calcext:value-type="float">
            <text:p>83.4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4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152" calcext:value-type="float">
            <text:p>83.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4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96912" calcext:value-type="float">
            <text:p>83.4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4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51192" calcext:value-type="float">
            <text:p>83.4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4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12152" calcext:value-type="float">
            <text:p>83.5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4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20712" calcext:value-type="float">
            <text:p>83.42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4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6948" calcext:value-type="float">
            <text:p>83.4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4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14616" calcext:value-type="float">
            <text:p>83.41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4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29856" calcext:value-type="float">
            <text:p>83.42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29856" calcext:value-type="float">
            <text:p>83.42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78624" calcext:value-type="float">
            <text:p>83.4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32904" calcext:value-type="float">
            <text:p>83.4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57288" calcext:value-type="float">
            <text:p>83.45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20128" calcext:value-type="float">
            <text:p>83.32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68312" calcext:value-type="float">
            <text:p>83.26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3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628" calcext:value-type="float">
            <text:p>83.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3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22592" calcext:value-type="float">
            <text:p>83.2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3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31736" calcext:value-type="float">
            <text:p>83.23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3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90232" calcext:value-type="float">
            <text:p>83.3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3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59752" calcext:value-type="float">
            <text:p>83.35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3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46392" calcext:value-type="float">
            <text:p>83.1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3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92696" calcext:value-type="float">
            <text:p>83.2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3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68312" calcext:value-type="float">
            <text:p>83.26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3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89064" calcext:value-type="float">
            <text:p>83.18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3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89064" calcext:value-type="float">
            <text:p>83.18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3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34784" calcext:value-type="float">
            <text:p>83.2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3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9516" calcext:value-type="float">
            <text:p>83.1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3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6468" calcext:value-type="float">
            <text:p>83.1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31152" calcext:value-type="float">
            <text:p>83.1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04304" calcext:value-type="float">
            <text:p>83.2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13448" calcext:value-type="float">
            <text:p>83.21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22592" calcext:value-type="float">
            <text:p>83.2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65264" calcext:value-type="float">
            <text:p>83.2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68312" calcext:value-type="float">
            <text:p>83.26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50608" calcext:value-type="float">
            <text:p>83.3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50608" calcext:value-type="float">
            <text:p>83.3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22464" calcext:value-type="float">
            <text:p>83.7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88936" calcext:value-type="float">
            <text:p>83.6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91984" calcext:value-type="float">
            <text:p>83.6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25512" calcext:value-type="float">
            <text:p>83.72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55408" calcext:value-type="float">
            <text:p>83.6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46264" calcext:value-type="float">
            <text:p>83.6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27976" calcext:value-type="float">
            <text:p>83.6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27976" calcext:value-type="float">
            <text:p>83.6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03592" calcext:value-type="float">
            <text:p>83.6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914" calcext:value-type="float">
            <text:p>83.5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85304" calcext:value-type="float">
            <text:p>83.5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67016" calcext:value-type="float">
            <text:p>83.5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6092" calcext:value-type="float">
            <text:p>83.5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3044" calcext:value-type="float">
            <text:p>83.5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82256" calcext:value-type="float">
            <text:p>83.5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42632" calcext:value-type="float">
            <text:p>83.5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09104" calcext:value-type="float">
            <text:p>83.5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39584" calcext:value-type="float">
            <text:p>83.5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24344" calcext:value-type="float">
            <text:p>83.5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33488" calcext:value-type="float">
            <text:p>83.5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33488" calcext:value-type="float">
            <text:p>83.5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18248" calcext:value-type="float">
            <text:p>83.5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03008" calcext:value-type="float">
            <text:p>83.5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40168" calcext:value-type="float">
            <text:p>83.6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57872" calcext:value-type="float">
            <text:p>83.5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40168" calcext:value-type="float">
            <text:p>83.6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64552" calcext:value-type="float">
            <text:p>83.6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88936" calcext:value-type="float">
            <text:p>83.6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79792" calcext:value-type="float">
            <text:p>83.6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86472" calcext:value-type="float">
            <text:p>83.7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65136" calcext:value-type="float">
            <text:p>83.7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15784" calcext:value-type="float">
            <text:p>83.6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88352" calcext:value-type="float">
            <text:p>83.5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31608" calcext:value-type="float">
            <text:p>83.7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85888" calcext:value-type="float">
            <text:p>83.6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04176" calcext:value-type="float">
            <text:p>83.7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58456" calcext:value-type="float">
            <text:p>83.6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2856" calcext:value-type="float">
            <text:p>83.7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3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82256" calcext:value-type="float">
            <text:p>83.5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3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63968" calcext:value-type="float">
            <text:p>83.5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3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11568" calcext:value-type="float">
            <text:p>83.4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3-02-26 17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2188" calcext:value-type="float">
            <text:p>83.6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3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84848" calcext:value-type="float">
            <text:p>82.9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3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94576" calcext:value-type="float">
            <text:p>83.09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3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7324" calcext:value-type="float">
            <text:p>83.0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3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93992" calcext:value-type="float">
            <text:p>82.99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3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1228" calcext:value-type="float">
            <text:p>83.0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3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09232" calcext:value-type="float">
            <text:p>83.0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51904" calcext:value-type="float">
            <text:p>83.0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58" calcext:value-type="float">
            <text:p>83.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58" calcext:value-type="float">
            <text:p>83.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1228" calcext:value-type="float">
            <text:p>83.0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1896" calcext:value-type="float">
            <text:p>83.1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2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28104" calcext:value-type="float">
            <text:p>83.12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2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26936" calcext:value-type="float">
            <text:p>82.92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2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45096" calcext:value-type="float">
            <text:p>83.44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2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90232" calcext:value-type="float">
            <text:p>83.3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2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26808" calcext:value-type="float">
            <text:p>83.42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2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48144" calcext:value-type="float">
            <text:p>83.4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2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14616" calcext:value-type="float">
            <text:p>83.41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2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9328" calcext:value-type="float">
            <text:p>83.3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2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48144" calcext:value-type="float">
            <text:p>83.4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2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56704" calcext:value-type="float">
            <text:p>83.3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87184" calcext:value-type="float">
            <text:p>83.3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87184" calcext:value-type="float">
            <text:p>83.3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26224" calcext:value-type="float">
            <text:p>83.3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23176" calcext:value-type="float">
            <text:p>83.3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56704" calcext:value-type="float">
            <text:p>83.3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0184" calcext:value-type="float">
            <text:p>83.3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3232" calcext:value-type="float">
            <text:p>83.3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866" calcext:value-type="float">
            <text:p>83.2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26224" calcext:value-type="float">
            <text:p>83.3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23176" calcext:value-type="float">
            <text:p>83.3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81088" calcext:value-type="float">
            <text:p>83.3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38416" calcext:value-type="float">
            <text:p>83.3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43928" calcext:value-type="float">
            <text:p>83.24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32904" calcext:value-type="float">
            <text:p>83.4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90232" calcext:value-type="float">
            <text:p>83.3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39" calcext:value-type="float">
            <text:p>83.4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9328" calcext:value-type="float">
            <text:p>83.3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96328" calcext:value-type="float">
            <text:p>83.3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87184" calcext:value-type="float">
            <text:p>83.3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84136" calcext:value-type="float">
            <text:p>83.3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7804" calcext:value-type="float">
            <text:p>83.37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9328" calcext:value-type="float">
            <text:p>83.3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59752" calcext:value-type="float">
            <text:p>83.35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37248" calcext:value-type="float">
            <text:p>83.1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40296" calcext:value-type="float">
            <text:p>83.14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70192" calcext:value-type="float">
            <text:p>83.0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7324" calcext:value-type="float">
            <text:p>83.0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24472" calcext:value-type="float">
            <text:p>83.02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30568" calcext:value-type="float">
            <text:p>83.0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09232" calcext:value-type="float">
            <text:p>83.0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3608" calcext:value-type="float">
            <text:p>82.9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57416" calcext:value-type="float">
            <text:p>82.9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00088" calcext:value-type="float">
            <text:p>83.00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69608" calcext:value-type="float">
            <text:p>82.9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23888" calcext:value-type="float">
            <text:p>82.9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81216" calcext:value-type="float">
            <text:p>82.8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65976" calcext:value-type="float">
            <text:p>82.8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20256" calcext:value-type="float">
            <text:p>82.8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80632" calcext:value-type="float">
            <text:p>82.78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65976" calcext:value-type="float">
            <text:p>82.8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71488" calcext:value-type="float">
            <text:p>82.77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28816" calcext:value-type="float">
            <text:p>82.72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56248" calcext:value-type="float">
            <text:p>82.75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49568" calcext:value-type="float">
            <text:p>82.64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0748" calcext:value-type="float">
            <text:p>82.70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2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05016" calcext:value-type="float">
            <text:p>82.80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2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19672" calcext:value-type="float">
            <text:p>82.71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2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3796" calcext:value-type="float">
            <text:p>82.7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2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19672" calcext:value-type="float">
            <text:p>82.71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2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62344" calcext:value-type="float">
            <text:p>82.7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2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62344" calcext:value-type="float">
            <text:p>82.7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2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72072" calcext:value-type="float">
            <text:p>82.8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2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75704" calcext:value-type="float">
            <text:p>82.9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2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33616" calcext:value-type="float">
            <text:p>83.03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93992" calcext:value-type="float">
            <text:p>82.99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93992" calcext:value-type="float">
            <text:p>82.99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2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06768" calcext:value-type="float">
            <text:p>83.10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39712" calcext:value-type="float">
            <text:p>83.0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4276" calcext:value-type="float">
            <text:p>83.0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1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33032" calcext:value-type="float">
            <text:p>82.93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1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64096" calcext:value-type="float">
            <text:p>83.06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1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08648" calcext:value-type="float">
            <text:p>82.9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1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33032" calcext:value-type="float">
            <text:p>82.93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1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33616" calcext:value-type="float">
            <text:p>83.03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1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08648" calcext:value-type="float">
            <text:p>82.9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1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9704" calcext:value-type="float">
            <text:p>82.9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1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08648" calcext:value-type="float">
            <text:p>82.9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1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4464" calcext:value-type="float">
            <text:p>82.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1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9892" calcext:value-type="float">
            <text:p>82.7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1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9704" calcext:value-type="float">
            <text:p>82.9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9036" calcext:value-type="float">
            <text:p>82.8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1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08648" calcext:value-type="float">
            <text:p>82.9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5132" calcext:value-type="float">
            <text:p>82.9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1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87896" calcext:value-type="float">
            <text:p>82.9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03136" calcext:value-type="float">
            <text:p>83.0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37248" calcext:value-type="float">
            <text:p>83.1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1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07352" calcext:value-type="float">
            <text:p>83.20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104" calcext:value-type="float">
            <text:p>83.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1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15912" calcext:value-type="float">
            <text:p>83.11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1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67728" calcext:value-type="float">
            <text:p>83.1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43344" calcext:value-type="float">
            <text:p>83.1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4944" calcext:value-type="float">
            <text:p>83.1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1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55536" calcext:value-type="float">
            <text:p>83.15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1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09816" calcext:value-type="float">
            <text:p>83.10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1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0372" calcext:value-type="float">
            <text:p>83.1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1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54952" calcext:value-type="float">
            <text:p>83.05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1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07352" calcext:value-type="float">
            <text:p>83.20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1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76872" calcext:value-type="float">
            <text:p>83.17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1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12864" calcext:value-type="float">
            <text:p>83.1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1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22008" calcext:value-type="float">
            <text:p>83.1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1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40296" calcext:value-type="float">
            <text:p>83.14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1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37248" calcext:value-type="float">
            <text:p>83.1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1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7324" calcext:value-type="float">
            <text:p>83.0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1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39712" calcext:value-type="float">
            <text:p>83.0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1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36664" calcext:value-type="float">
            <text:p>83.0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1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30568" calcext:value-type="float">
            <text:p>83.0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1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97624" calcext:value-type="float">
            <text:p>83.09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1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93992" calcext:value-type="float">
            <text:p>82.99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1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21168" calcext:value-type="float">
            <text:p>84.0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1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97952" calcext:value-type="float">
            <text:p>84.1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1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08976" calcext:value-type="float">
            <text:p>84.0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1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08976" calcext:value-type="float">
            <text:p>84.0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1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78496" calcext:value-type="float">
            <text:p>83.9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2668" calcext:value-type="float">
            <text:p>83.9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1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48016" calcext:value-type="float">
            <text:p>83.9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3336" calcext:value-type="float">
            <text:p>84.0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1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48016" calcext:value-type="float">
            <text:p>83.9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1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71816" calcext:value-type="float">
            <text:p>83.8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1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20584" calcext:value-type="float">
            <text:p>83.9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1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23632" calcext:value-type="float">
            <text:p>83.9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1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63256" calcext:value-type="float">
            <text:p>83.9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1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23048" calcext:value-type="float">
            <text:p>83.8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1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83424" calcext:value-type="float">
            <text:p>83.7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1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65136" calcext:value-type="float">
            <text:p>83.7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1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8952" calcext:value-type="float">
            <text:p>83.7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1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44384" calcext:value-type="float">
            <text:p>83.8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1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80376" calcext:value-type="float">
            <text:p>83.7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1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64552" calcext:value-type="float">
            <text:p>83.6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1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8284" calcext:value-type="float">
            <text:p>83.6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1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03592" calcext:value-type="float">
            <text:p>83.6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8284" calcext:value-type="float">
            <text:p>83.6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1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63968" calcext:value-type="float">
            <text:p>83.5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97496" calcext:value-type="float">
            <text:p>83.59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0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5424" calcext:value-type="float">
            <text:p>83.4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0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12736" calcext:value-type="float">
            <text:p>83.6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0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03008" calcext:value-type="float">
            <text:p>83.5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0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6948" calcext:value-type="float">
            <text:p>83.4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0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63384" calcext:value-type="float">
            <text:p>83.46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0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24344" calcext:value-type="float">
            <text:p>83.5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0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32904" calcext:value-type="float">
            <text:p>83.4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0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38416" calcext:value-type="float">
            <text:p>83.3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0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2376" calcext:value-type="float">
            <text:p>83.4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0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29272" calcext:value-type="float">
            <text:p>83.32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0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59168" calcext:value-type="float">
            <text:p>83.2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0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68896" calcext:value-type="float">
            <text:p>83.3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0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50608" calcext:value-type="float">
            <text:p>83.3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0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92112" calcext:value-type="float">
            <text:p>83.1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0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73824" calcext:value-type="float">
            <text:p>83.1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0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46976" calcext:value-type="float">
            <text:p>83.2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0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55536" calcext:value-type="float">
            <text:p>83.15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0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73824" calcext:value-type="float">
            <text:p>83.1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0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9704" calcext:value-type="float">
            <text:p>82.9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0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24472" calcext:value-type="float">
            <text:p>83.02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0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75704" calcext:value-type="float">
            <text:p>82.9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0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39128" calcext:value-type="float">
            <text:p>82.93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0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65976" calcext:value-type="float">
            <text:p>82.8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0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72072" calcext:value-type="float">
            <text:p>82.8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0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34912" calcext:value-type="float">
            <text:p>82.7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0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44056" calcext:value-type="float">
            <text:p>82.74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0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58712" calcext:value-type="float">
            <text:p>82.65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0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91656" calcext:value-type="float">
            <text:p>82.59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0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42888" calcext:value-type="float">
            <text:p>82.54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0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21552" calcext:value-type="float">
            <text:p>82.5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0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33744" calcext:value-type="float">
            <text:p>82.5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0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5508" calcext:value-type="float">
            <text:p>82.55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0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67272" calcext:value-type="float">
            <text:p>82.56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0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91656" calcext:value-type="float">
            <text:p>82.59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0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25184" calcext:value-type="float">
            <text:p>82.62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0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43472" calcext:value-type="float">
            <text:p>82.64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0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008" calcext:value-type="float">
            <text:p>82.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0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42888" calcext:value-type="float">
            <text:p>82.54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0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45936" calcext:value-type="float">
            <text:p>82.54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0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03264" calcext:value-type="float">
            <text:p>82.50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0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81928" calcext:value-type="float">
            <text:p>82.48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0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6364" calcext:value-type="float">
            <text:p>82.4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0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54496" calcext:value-type="float">
            <text:p>82.45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0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3984" calcext:value-type="float">
            <text:p>82.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0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64224" calcext:value-type="float">
            <text:p>82.56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0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67272" calcext:value-type="float">
            <text:p>82.56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0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81928" calcext:value-type="float">
            <text:p>82.48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0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12992" calcext:value-type="float">
            <text:p>82.61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0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11112" calcext:value-type="float">
            <text:p>82.8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0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21424" calcext:value-type="float">
            <text:p>83.0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0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1228" calcext:value-type="float">
            <text:p>83.0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0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60464" calcext:value-type="float">
            <text:p>82.9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0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6656" calcext:value-type="float">
            <text:p>82.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0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29984" calcext:value-type="float">
            <text:p>82.92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0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62928" calcext:value-type="float">
            <text:p>82.86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0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84264" calcext:value-type="float">
            <text:p>82.8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0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89776" calcext:value-type="float">
            <text:p>82.7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0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08648" calcext:value-type="float">
            <text:p>82.9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0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65392" calcext:value-type="float">
            <text:p>82.7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0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056" calcext:value-type="float">
            <text:p>82.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0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5988" calcext:value-type="float">
            <text:p>82.8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0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3608" calcext:value-type="float">
            <text:p>82.9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0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45224" calcext:value-type="float">
            <text:p>82.94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0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26352" calcext:value-type="float">
            <text:p>82.8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0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11696" calcext:value-type="float">
            <text:p>82.91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0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50736" calcext:value-type="float">
            <text:p>82.85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0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56248" calcext:value-type="float">
            <text:p>82.75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9892" calcext:value-type="float">
            <text:p>82.7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0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11696" calcext:value-type="float">
            <text:p>82.91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10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02552" calcext:value-type="float">
            <text:p>82.90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09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23304" calcext:value-type="float">
            <text:p>82.8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09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77584" calcext:value-type="float">
            <text:p>82.7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09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11112" calcext:value-type="float">
            <text:p>82.8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09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28816" calcext:value-type="float">
            <text:p>82.72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09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01384" calcext:value-type="float">
            <text:p>82.70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09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65392" calcext:value-type="float">
            <text:p>82.7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09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80048" calcext:value-type="float">
            <text:p>82.68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09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28816" calcext:value-type="float">
            <text:p>82.72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09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34328" calcext:value-type="float">
            <text:p>82.63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09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79464" calcext:value-type="float">
            <text:p>82.57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09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55664" calcext:value-type="float">
            <text:p>82.65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09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89192" calcext:value-type="float">
            <text:p>82.68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09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45936" calcext:value-type="float">
            <text:p>82.54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09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36792" calcext:value-type="float">
            <text:p>82.53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09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42888" calcext:value-type="float">
            <text:p>82.54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09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91072" calcext:value-type="float">
            <text:p>82.49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09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0936" calcext:value-type="float">
            <text:p>82.5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09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14872" calcext:value-type="float">
            <text:p>82.41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09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60592" calcext:value-type="float">
            <text:p>82.46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09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66688" calcext:value-type="float">
            <text:p>82.46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09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20968" calcext:value-type="float">
            <text:p>82.42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09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722" calcext:value-type="float">
            <text:p>82.37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09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75248" calcext:value-type="float">
            <text:p>82.37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09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38672" calcext:value-type="float">
            <text:p>82.33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09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23432" calcext:value-type="float">
            <text:p>82.32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09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89904" calcext:value-type="float">
            <text:p>82.2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09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25896" calcext:value-type="float">
            <text:p>82.2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09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16752" calcext:value-type="float">
            <text:p>82.2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09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27776" calcext:value-type="float">
            <text:p>82.0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09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00344" calcext:value-type="float">
            <text:p>82.0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09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3024" calcext:value-type="float">
            <text:p>81.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09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72328" calcext:value-type="float">
            <text:p>81.8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09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50992" calcext:value-type="float">
            <text:p>81.8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09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74792" calcext:value-type="float">
            <text:p>81.7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09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7784" calcext:value-type="float">
            <text:p>81.7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09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53456" calcext:value-type="float">
            <text:p>81.7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09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71744" calcext:value-type="float">
            <text:p>81.7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09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35168" calcext:value-type="float">
            <text:p>81.7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09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10784" calcext:value-type="float">
            <text:p>81.7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09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388" calcext:value-type="float">
            <text:p>81.8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09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66232" calcext:value-type="float">
            <text:p>81.8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09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85104" calcext:value-type="float">
            <text:p>81.9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09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00928" calcext:value-type="float">
            <text:p>82.1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09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3504" calcext:value-type="float">
            <text:p>82.2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09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60008" calcext:value-type="float">
            <text:p>82.36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09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66688" calcext:value-type="float">
            <text:p>82.46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09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36208" calcext:value-type="float">
            <text:p>82.43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09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38672" calcext:value-type="float">
            <text:p>82.33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09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05144" calcext:value-type="float">
            <text:p>82.30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09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96" calcext:value-type="float">
            <text:p>82.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09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05144" calcext:value-type="float">
            <text:p>82.30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09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84392" calcext:value-type="float">
            <text:p>82.38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09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24016" calcext:value-type="float">
            <text:p>82.42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09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61176" calcext:value-type="float">
            <text:p>82.56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09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58128" calcext:value-type="float">
            <text:p>82.55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09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15456" calcext:value-type="float">
            <text:p>82.5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09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15456" calcext:value-type="float">
            <text:p>82.5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09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36792" calcext:value-type="float">
            <text:p>82.53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09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15456" calcext:value-type="float">
            <text:p>82.5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09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60008" calcext:value-type="float">
            <text:p>82.36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5308</text:p>
          </table:table-cell>
          <table:table-cell office:value-type="string" calcext:value-type="string">
            <text:p>Harrison Ranch Quad</text:p>
          </table:table-cell>
          <table:table-cell office:value-type="string" calcext:value-type="string">
            <text:p>2009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42888" calcext:value-type="float">
            <text:p>82.54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19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4310" meta:object-count="0"/>
    <meta:user-defined meta:name="AppVersion">3.0</meta:user-defined>
  </office:meta>
</office:document-meta>
</file>